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914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1" table:default-cell-style-name="Default"/>
        <table:table-column table:style-name="co2" table:number-columns-repeated="18" table:default-cell-style-name="Default"/>
        <table:table-row table:style-name="ro1">
          <table:table-cell/>
          <table:table-cell office:value-type="string" calcext:value-type="string">
            <text:p>Completo</text:p>
          </table:table-cell>
          <table:table-cell table:number-columns-repeated="6"/>
          <table:table-cell office:value-type="string" calcext:value-type="string">
            <text:p>Vacios</text:p>
          </table:table-cell>
          <table:table-cell table:number-columns-repeated="6"/>
          <table:table-cell office:value-type="string" calcext:value-type="string">
            <text:p>Tablero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float" office:value="0.000019313" calcext:value-type="float">
            <text:p>1.93E-005</text:p>
          </table:table-cell>
          <table:table-cell table:style-name="ce1" office:value-type="float" office:value="0.000017266" calcext:value-type="float">
            <text:p>1.73E-005</text:p>
          </table:table-cell>
          <table:table-cell table:style-name="ce1" office:value-type="float" office:value="0.000016776" calcext:value-type="float">
            <text:p>1.68E-005</text:p>
          </table:table-cell>
          <table:table-cell table:style-name="ce1" office:value-type="float" office:value="0.000017398" calcext:value-type="float">
            <text:p>1.74E-005</text:p>
          </table:table-cell>
          <table:table-cell table:style-name="ce1" office:value-type="float" office:value="0.000016781" calcext:value-type="float">
            <text:p>1.68E-005</text:p>
          </table:table-cell>
          <table:table-cell table:style-name="ce1"/>
          <table:table-cell office:value-type="float" office:value="2" calcext:value-type="float">
            <text:p>2</text:p>
          </table:table-cell>
          <table:table-cell table:style-name="ce1" office:value-type="float" office:value="0.00002341" calcext:value-type="float">
            <text:p>2.34E-005</text:p>
          </table:table-cell>
          <table:table-cell table:style-name="ce1" office:value-type="float" office:value="0.000021686" calcext:value-type="float">
            <text:p>2.17E-005</text:p>
          </table:table-cell>
          <table:table-cell table:style-name="ce1" office:value-type="float" office:value="0.000021313" calcext:value-type="float">
            <text:p>2.13E-005</text:p>
          </table:table-cell>
          <table:table-cell table:style-name="ce1" office:value-type="float" office:value="0.000022046" calcext:value-type="float">
            <text:p>2.20E-005</text:p>
          </table:table-cell>
          <table:table-cell table:style-name="ce1" office:value-type="float" office:value="0.000021922" calcext:value-type="float">
            <text:p>2.19E-005</text:p>
          </table:table-cell>
          <table:table-cell/>
          <table:table-cell office:value-type="string" calcext:value-type="string">
            <text:p>4x4</text:p>
          </table:table-cell>
          <table:table-cell office:value-type="float" office:value="0.000504559" calcext:value-type="float">
            <text:p>0.000504559</text:p>
          </table:table-cell>
          <table:table-cell office:value-type="float" office:value="0.000504302" calcext:value-type="float">
            <text:p>0.000504302</text:p>
          </table:table-cell>
          <table:table-cell office:value-type="float" office:value="0.000580477" calcext:value-type="float">
            <text:p>0.000580477</text:p>
          </table:table-cell>
          <table:table-cell office:value-type="float" office:value="0.000580906" calcext:value-type="float">
            <text:p>0.000580906</text:p>
          </table:table-cell>
          <table:table-cell office:value-type="float" office:value="0.00069581" calcext:value-type="float">
            <text:p>0.0006958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float" office:value="0.000075111" calcext:value-type="float">
            <text:p>7.51E-005</text:p>
          </table:table-cell>
          <table:table-cell table:style-name="ce1" office:value-type="float" office:value="0.000074298" calcext:value-type="float">
            <text:p>7.43E-005</text:p>
          </table:table-cell>
          <table:table-cell table:style-name="ce1" office:value-type="float" office:value="0.000072272" calcext:value-type="float">
            <text:p>7.23E-005</text:p>
          </table:table-cell>
          <table:table-cell table:style-name="ce1" office:value-type="float" office:value="0.000072632" calcext:value-type="float">
            <text:p>7.26E-005</text:p>
          </table:table-cell>
          <table:table-cell table:style-name="ce1" office:value-type="float" office:value="0.000073459" calcext:value-type="float">
            <text:p>7.35E-005</text:p>
          </table:table-cell>
          <table:table-cell table:style-name="ce1"/>
          <table:table-cell office:value-type="float" office:value="4" calcext:value-type="float">
            <text:p>4</text:p>
          </table:table-cell>
          <table:table-cell table:style-name="ce1" office:value-type="float" office:value="0.000038968" calcext:value-type="float">
            <text:p>3.90E-005</text:p>
          </table:table-cell>
          <table:table-cell table:style-name="ce1" office:value-type="float" office:value="0.000038926" calcext:value-type="float">
            <text:p>3.89E-005</text:p>
          </table:table-cell>
          <table:table-cell table:style-name="ce1" office:value-type="float" office:value="0.000038575" calcext:value-type="float">
            <text:p>3.86E-005</text:p>
          </table:table-cell>
          <table:table-cell table:style-name="ce1" office:value-type="float" office:value="0.000047114" calcext:value-type="float">
            <text:p>4.71E-005</text:p>
          </table:table-cell>
          <table:table-cell table:style-name="ce1" office:value-type="float" office:value="0.000040267" calcext:value-type="float">
            <text:p>4.03E-005</text:p>
          </table:table-cell>
          <table:table-cell/>
          <table:table-cell office:value-type="string" calcext:value-type="string">
            <text:p>5x5</text:p>
          </table:table-cell>
          <table:table-cell office:value-type="float" office:value="0.000850719" calcext:value-type="float">
            <text:p>0.000850719</text:p>
          </table:table-cell>
          <table:table-cell office:value-type="float" office:value="0.000800498" calcext:value-type="float">
            <text:p>0.000800498</text:p>
          </table:table-cell>
          <table:table-cell office:value-type="float" office:value="0.00242479" calcext:value-type="float">
            <text:p>0.00242479</text:p>
          </table:table-cell>
          <table:table-cell office:value-type="float" office:value="0.00128501" calcext:value-type="float">
            <text:p>0.00128501</text:p>
          </table:table-cell>
          <table:table-cell office:value-type="float" office:value="0.00139589" calcext:value-type="float">
            <text:p>0.00139589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132818" calcext:value-type="float">
            <text:p>0.000132818</text:p>
          </table:table-cell>
          <table:table-cell office:value-type="float" office:value="0.000116993" calcext:value-type="float">
            <text:p>0.000116993</text:p>
          </table:table-cell>
          <table:table-cell office:value-type="float" office:value="0.000157806" calcext:value-type="float">
            <text:p>0.000157806</text:p>
          </table:table-cell>
          <table:table-cell office:value-type="float" office:value="0.000149864" calcext:value-type="float">
            <text:p>0.000149864</text:p>
          </table:table-cell>
          <table:table-cell office:value-type="float" office:value="0.000114031" calcext:value-type="float">
            <text:p>0.000114031</text:p>
          </table:table-cell>
          <table:table-cell/>
          <table:table-cell office:value-type="float" office:value="6" calcext:value-type="float">
            <text:p>6</text:p>
          </table:table-cell>
          <table:table-cell table:style-name="ce1" office:value-type="float" office:value="0.000058433" calcext:value-type="float">
            <text:p>5.84E-005</text:p>
          </table:table-cell>
          <table:table-cell table:style-name="ce1" office:value-type="float" office:value="0.000058593" calcext:value-type="float">
            <text:p>5.86E-005</text:p>
          </table:table-cell>
          <table:table-cell table:style-name="ce1" office:value-type="float" office:value="0.000058054" calcext:value-type="float">
            <text:p>5.81E-005</text:p>
          </table:table-cell>
          <table:table-cell table:style-name="ce1" office:value-type="float" office:value="0.000064956" calcext:value-type="float">
            <text:p>6.50E-005</text:p>
          </table:table-cell>
          <table:table-cell table:style-name="ce1" office:value-type="float" office:value="0.000056768" calcext:value-type="float">
            <text:p>5.68E-005</text:p>
          </table:table-cell>
          <table:table-cell/>
          <table:table-cell office:value-type="string" calcext:value-type="string">
            <text:p>6x6</text:p>
          </table:table-cell>
          <table:table-cell office:value-type="float" office:value="0.00243961" calcext:value-type="float">
            <text:p>0.00243961</text:p>
          </table:table-cell>
          <table:table-cell office:value-type="float" office:value="0.00582676" calcext:value-type="float">
            <text:p>0.00582676</text:p>
          </table:table-cell>
          <table:table-cell office:value-type="float" office:value="0.00395729" calcext:value-type="float">
            <text:p>0.00395729</text:p>
          </table:table-cell>
          <table:table-cell office:value-type="float" office:value="0.00254499" calcext:value-type="float">
            <text:p>0.00254499</text:p>
          </table:table-cell>
          <table:table-cell office:value-type="float" office:value="0.00266995" calcext:value-type="float">
            <text:p>0.00266995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19516" calcext:value-type="float">
            <text:p>0.00019516</text:p>
          </table:table-cell>
          <table:table-cell office:value-type="float" office:value="0.000160108" calcext:value-type="float">
            <text:p>0.000160108</text:p>
          </table:table-cell>
          <table:table-cell office:value-type="float" office:value="0.0002125" calcext:value-type="float">
            <text:p>0.0002125</text:p>
          </table:table-cell>
          <table:table-cell office:value-type="float" office:value="0.000157007" calcext:value-type="float">
            <text:p>0.000157007</text:p>
          </table:table-cell>
          <table:table-cell office:value-type="float" office:value="0.000159287" calcext:value-type="float">
            <text:p>0.000159287</text:p>
          </table:table-cell>
          <table:table-cell/>
          <table:table-cell office:value-type="float" office:value="8" calcext:value-type="float">
            <text:p>8</text:p>
          </table:table-cell>
          <table:table-cell table:style-name="ce1" office:value-type="float" office:value="0.000077933" calcext:value-type="float">
            <text:p>7.79E-005</text:p>
          </table:table-cell>
          <table:table-cell table:style-name="ce1" office:value-type="float" office:value="0.000078221" calcext:value-type="float">
            <text:p>7.82E-005</text:p>
          </table:table-cell>
          <table:table-cell table:style-name="ce1" office:value-type="float" office:value="0.000077964" calcext:value-type="float">
            <text:p>7.80E-005</text:p>
          </table:table-cell>
          <table:table-cell table:style-name="ce1" office:value-type="float" office:value="0.000083176" calcext:value-type="float">
            <text:p>8.32E-005</text:p>
          </table:table-cell>
          <table:table-cell table:style-name="ce1" office:value-type="float" office:value="0.000076445" calcext:value-type="float">
            <text:p>7.64E-005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319608" calcext:value-type="float">
            <text:p>0.000319608</text:p>
          </table:table-cell>
          <table:table-cell office:value-type="float" office:value="0.00030843" calcext:value-type="float">
            <text:p>0.00030843</text:p>
          </table:table-cell>
          <table:table-cell office:value-type="float" office:value="0.000226538" calcext:value-type="float">
            <text:p>0.000226538</text:p>
          </table:table-cell>
          <table:table-cell office:value-type="float" office:value="0.000243384" calcext:value-type="float">
            <text:p>0.000243384</text:p>
          </table:table-cell>
          <table:table-cell office:value-type="float" office:value="0.000217299" calcext:value-type="float">
            <text:p>0.000217299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1" office:value-type="float" office:value="0.00009675" calcext:value-type="float">
            <text:p>9.68E-005</text:p>
          </table:table-cell>
          <table:table-cell table:style-name="ce1" office:value-type="float" office:value="0.000099826" calcext:value-type="float">
            <text:p>9.98E-005</text:p>
          </table:table-cell>
          <table:table-cell office:value-type="float" office:value="0.000114271" calcext:value-type="float">
            <text:p>0.000114271</text:p>
          </table:table-cell>
          <table:table-cell office:value-type="float" office:value="0.000104398" calcext:value-type="float">
            <text:p>0.000104398</text:p>
          </table:table-cell>
          <table:table-cell table:style-name="ce1" office:value-type="float" office:value="0.000099019" calcext:value-type="float">
            <text:p>9.90E-005</text:p>
          </table:table-cell>
          <table:table-cell table:number-columns-repeated="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0374043" calcext:value-type="float">
            <text:p>0.000374043</text:p>
          </table:table-cell>
          <table:table-cell office:value-type="float" office:value="0.0003534" calcext:value-type="float">
            <text:p>0.0003534</text:p>
          </table:table-cell>
          <table:table-cell office:value-type="float" office:value="0.000285302" calcext:value-type="float">
            <text:p>0.000285302</text:p>
          </table:table-cell>
          <table:table-cell office:value-type="float" office:value="0.000290113" calcext:value-type="float">
            <text:p>0.000290113</text:p>
          </table:table-cell>
          <table:table-cell office:value-type="float" office:value="0.000275964" calcext:value-type="float">
            <text:p>0.00027596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000166272" calcext:value-type="float">
            <text:p>0.000166272</text:p>
          </table:table-cell>
          <table:table-cell office:value-type="float" office:value="0.000124697" calcext:value-type="float">
            <text:p>0.000124697</text:p>
          </table:table-cell>
          <table:table-cell office:value-type="float" office:value="0.000135031" calcext:value-type="float">
            <text:p>0.000135031</text:p>
          </table:table-cell>
          <table:table-cell office:value-type="float" office:value="0.000122061" calcext:value-type="float">
            <text:p>0.000122061</text:p>
          </table:table-cell>
          <table:table-cell office:value-type="float" office:value="0.000121832" calcext:value-type="float">
            <text:p>0.000121832</text:p>
          </table:table-cell>
          <table:table-cell table:number-columns-repeated="1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0349102" calcext:value-type="float">
            <text:p>0.000349102</text:p>
          </table:table-cell>
          <table:table-cell office:value-type="float" office:value="0.000490141" calcext:value-type="float">
            <text:p>0.000490141</text:p>
          </table:table-cell>
          <table:table-cell office:value-type="float" office:value="0.000358882" calcext:value-type="float">
            <text:p>0.000358882</text:p>
          </table:table-cell>
          <table:table-cell office:value-type="float" office:value="0.000360388" calcext:value-type="float">
            <text:p>0.000360388</text:p>
          </table:table-cell>
          <table:table-cell office:value-type="float" office:value="0.000363277" calcext:value-type="float">
            <text:p>0.000363277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000201238" calcext:value-type="float">
            <text:p>0.000201238</text:p>
          </table:table-cell>
          <table:table-cell office:value-type="float" office:value="0.000149085" calcext:value-type="float">
            <text:p>0.000149085</text:p>
          </table:table-cell>
          <table:table-cell office:value-type="float" office:value="0.000164644" calcext:value-type="float">
            <text:p>0.000164644</text:p>
          </table:table-cell>
          <table:table-cell office:value-type="float" office:value="0.000147839" calcext:value-type="float">
            <text:p>0.000147839</text:p>
          </table:table-cell>
          <table:table-cell office:value-type="float" office:value="0.000148289" calcext:value-type="float">
            <text:p>0.000148289</text:p>
          </table:table-cell>
          <table:table-cell table:number-columns-repeated="1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506639" calcext:value-type="float">
            <text:p>0.000506639</text:p>
          </table:table-cell>
          <table:table-cell office:value-type="float" office:value="0.000478538" calcext:value-type="float">
            <text:p>0.000478538</text:p>
          </table:table-cell>
          <table:table-cell office:value-type="float" office:value="0.000431795" calcext:value-type="float">
            <text:p>0.000431795</text:p>
          </table:table-cell>
          <table:table-cell office:value-type="float" office:value="0.000460352" calcext:value-type="float">
            <text:p>0.000460352</text:p>
          </table:table-cell>
          <table:table-cell office:value-type="float" office:value="0.000430539" calcext:value-type="float">
            <text:p>0.00043053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000205716" calcext:value-type="float">
            <text:p>0.000205716</text:p>
          </table:table-cell>
          <table:table-cell office:value-type="float" office:value="0.000176432" calcext:value-type="float">
            <text:p>0.000176432</text:p>
          </table:table-cell>
          <table:table-cell office:value-type="float" office:value="0.000202001" calcext:value-type="float">
            <text:p>0.000202001</text:p>
          </table:table-cell>
          <table:table-cell office:value-type="float" office:value="0.000176503" calcext:value-type="float">
            <text:p>0.000176503</text:p>
          </table:table-cell>
          <table:table-cell office:value-type="float" office:value="0.000173157" calcext:value-type="float">
            <text:p>0.000173157</text:p>
          </table:table-cell>
          <table:table-cell table:number-columns-repeated="1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00551478" calcext:value-type="float">
            <text:p>0.000551478</text:p>
          </table:table-cell>
          <table:table-cell office:value-type="float" office:value="0.000543117" calcext:value-type="float">
            <text:p>0.000543117</text:p>
          </table:table-cell>
          <table:table-cell office:value-type="float" office:value="0.000547721" calcext:value-type="float">
            <text:p>0.000547721</text:p>
          </table:table-cell>
          <table:table-cell office:value-type="float" office:value="0.000547767" calcext:value-type="float">
            <text:p>0.000547767</text:p>
          </table:table-cell>
          <table:table-cell office:value-type="float" office:value="0.000569463" calcext:value-type="float">
            <text:p>0.000569463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000236042" calcext:value-type="float">
            <text:p>0.000236042</text:p>
          </table:table-cell>
          <table:table-cell office:value-type="float" office:value="0.000211106" calcext:value-type="float">
            <text:p>0.000211106</text:p>
          </table:table-cell>
          <table:table-cell office:value-type="float" office:value="0.000223406" calcext:value-type="float">
            <text:p>0.000223406</text:p>
          </table:table-cell>
          <table:table-cell office:value-type="float" office:value="0.000302582" calcext:value-type="float">
            <text:p>0.000302582</text:p>
          </table:table-cell>
          <table:table-cell office:value-type="float" office:value="0.000208826" calcext:value-type="float">
            <text:p>0.000208826</text:p>
          </table:table-cell>
          <table:table-cell table:number-columns-repeated="1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0682394" calcext:value-type="float">
            <text:p>0.000682394</text:p>
          </table:table-cell>
          <table:table-cell office:value-type="float" office:value="0.000631248" calcext:value-type="float">
            <text:p>0.000631248</text:p>
          </table:table-cell>
          <table:table-cell office:value-type="float" office:value="0.00063687" calcext:value-type="float">
            <text:p>0.00063687</text:p>
          </table:table-cell>
          <table:table-cell office:value-type="float" office:value="0.000633781" calcext:value-type="float">
            <text:p>0.000633781</text:p>
          </table:table-cell>
          <table:table-cell office:value-type="float" office:value="0.000631894" calcext:value-type="float">
            <text:p>0.00063189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000277235" calcext:value-type="float">
            <text:p>0.000277235</text:p>
          </table:table-cell>
          <table:table-cell office:value-type="float" office:value="0.000242308" calcext:value-type="float">
            <text:p>0.000242308</text:p>
          </table:table-cell>
          <table:table-cell office:value-type="float" office:value="0.000246745" calcext:value-type="float">
            <text:p>0.000246745</text:p>
          </table:table-cell>
          <table:table-cell office:value-type="float" office:value="0.000322539" calcext:value-type="float">
            <text:p>0.000322539</text:p>
          </table:table-cell>
          <table:table-cell office:value-type="float" office:value="0.00026195" calcext:value-type="float">
            <text:p>0.00026195</text:p>
          </table:table-cell>
          <table:table-cell table:number-columns-repeated="1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00856171" calcext:value-type="float">
            <text:p>0.000856171</text:p>
          </table:table-cell>
          <table:table-cell office:value-type="float" office:value="0.000744984" calcext:value-type="float">
            <text:p>0.000744984</text:p>
          </table:table-cell>
          <table:table-cell office:value-type="float" office:value="0.00074743" calcext:value-type="float">
            <text:p>0.00074743</text:p>
          </table:table-cell>
          <table:table-cell office:value-type="float" office:value="0.000741024" calcext:value-type="float">
            <text:p>0.000741024</text:p>
          </table:table-cell>
          <table:table-cell office:value-type="float" office:value="0.000748989" calcext:value-type="float">
            <text:p>0.000748989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000299518" calcext:value-type="float">
            <text:p>0.000299518</text:p>
          </table:table-cell>
          <table:table-cell office:value-type="float" office:value="0.000393707" calcext:value-type="float">
            <text:p>0.000393707</text:p>
          </table:table-cell>
          <table:table-cell office:value-type="float" office:value="0.000281764" calcext:value-type="float">
            <text:p>0.000281764</text:p>
          </table:table-cell>
          <table:table-cell office:value-type="float" office:value="0.000275303" calcext:value-type="float">
            <text:p>0.000275303</text:p>
          </table:table-cell>
          <table:table-cell office:value-type="float" office:value="0.00026799" calcext:value-type="float">
            <text:p>0.00026799</text:p>
          </table:table-cell>
          <table:table-cell table:number-columns-repeated="1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00911747" calcext:value-type="float">
            <text:p>0.000911747</text:p>
          </table:table-cell>
          <table:table-cell office:value-type="float" office:value="0.000843631" calcext:value-type="float">
            <text:p>0.000843631</text:p>
          </table:table-cell>
          <table:table-cell office:value-type="float" office:value="0.000837353" calcext:value-type="float">
            <text:p>0.000837353</text:p>
          </table:table-cell>
          <table:table-cell office:value-type="float" office:value="0.000842303" calcext:value-type="float">
            <text:p>0.000842303</text:p>
          </table:table-cell>
          <table:table-cell office:value-type="float" office:value="0.000851329" calcext:value-type="float">
            <text:p>0.000851329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000306212" calcext:value-type="float">
            <text:p>0.000306212</text:p>
          </table:table-cell>
          <table:table-cell office:value-type="float" office:value="0.000404809" calcext:value-type="float">
            <text:p>0.000404809</text:p>
          </table:table-cell>
          <table:table-cell office:value-type="float" office:value="0.000305788" calcext:value-type="float">
            <text:p>0.000305788</text:p>
          </table:table-cell>
          <table:table-cell office:value-type="float" office:value="0.00030935" calcext:value-type="float">
            <text:p>0.00030935</text:p>
          </table:table-cell>
          <table:table-cell office:value-type="float" office:value="0.00030503" calcext:value-type="float">
            <text:p>0.00030503</text:p>
          </table:table-cell>
          <table:table-cell table:number-columns-repeated="1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0102077" calcext:value-type="float">
            <text:p>0.00102077</text:p>
          </table:table-cell>
          <table:table-cell office:value-type="float" office:value="0.000979257" calcext:value-type="float">
            <text:p>0.000979257</text:p>
          </table:table-cell>
          <table:table-cell office:value-type="float" office:value="0.000973721" calcext:value-type="float">
            <text:p>0.000973721</text:p>
          </table:table-cell>
          <table:table-cell office:value-type="float" office:value="0.00119886" calcext:value-type="float">
            <text:p>0.00119886</text:p>
          </table:table-cell>
          <table:table-cell office:value-type="float" office:value="0.00100497" calcext:value-type="float">
            <text:p>0.00100497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00037373" calcext:value-type="float">
            <text:p>0.00037373</text:p>
          </table:table-cell>
          <table:table-cell office:value-type="float" office:value="0.00036441" calcext:value-type="float">
            <text:p>0.00036441</text:p>
          </table:table-cell>
          <table:table-cell office:value-type="float" office:value="0.000338869" calcext:value-type="float">
            <text:p>0.000338869</text:p>
          </table:table-cell>
          <table:table-cell office:value-type="float" office:value="0.000340882" calcext:value-type="float">
            <text:p>0.000340882</text:p>
          </table:table-cell>
          <table:table-cell office:value-type="float" office:value="0.000360602" calcext:value-type="float">
            <text:p>0.000360602</text:p>
          </table:table-cell>
          <table:table-cell table:number-columns-repeated="9"/>
          <table:table-cell table:style-name="ce1"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0111082" calcext:value-type="float">
            <text:p>0.00111082</text:p>
          </table:table-cell>
          <table:table-cell office:value-type="float" office:value="0.00108932" calcext:value-type="float">
            <text:p>0.00108932</text:p>
          </table:table-cell>
          <table:table-cell office:value-type="float" office:value="0.00108937" calcext:value-type="float">
            <text:p>0.00108937</text:p>
          </table:table-cell>
          <table:table-cell office:value-type="float" office:value="0.00109341" calcext:value-type="float">
            <text:p>0.00109341</text:p>
          </table:table-cell>
          <table:table-cell office:value-type="float" office:value="0.00108932" calcext:value-type="float">
            <text:p>0.00108932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000381559" calcext:value-type="float">
            <text:p>0.000381559</text:p>
          </table:table-cell>
          <table:table-cell office:value-type="float" office:value="0.00042161" calcext:value-type="float">
            <text:p>0.00042161</text:p>
          </table:table-cell>
          <table:table-cell office:value-type="float" office:value="0.000387231" calcext:value-type="float">
            <text:p>0.000387231</text:p>
          </table:table-cell>
          <table:table-cell office:value-type="float" office:value="0.000387662" calcext:value-type="float">
            <text:p>0.000387662</text:p>
          </table:table-cell>
          <table:table-cell office:value-type="float" office:value="0.000394024" calcext:value-type="float">
            <text:p>0.000394024</text:p>
          </table:table-cell>
          <table:table-cell table:number-columns-repeated="9"/>
          <table:table-cell table:style-name="ce1"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0125388" calcext:value-type="float">
            <text:p>0.00125388</text:p>
          </table:table-cell>
          <table:table-cell office:value-type="float" office:value="0.00122901" calcext:value-type="float">
            <text:p>0.00122901</text:p>
          </table:table-cell>
          <table:table-cell office:value-type="float" office:value="0.00123203" calcext:value-type="float">
            <text:p>0.00123203</text:p>
          </table:table-cell>
          <table:table-cell office:value-type="float" office:value="0.00122582" calcext:value-type="float">
            <text:p>0.00122582</text:p>
          </table:table-cell>
          <table:table-cell office:value-type="float" office:value="0.00123015" calcext:value-type="float">
            <text:p>0.0012301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000429517" calcext:value-type="float">
            <text:p>0.000429517</text:p>
          </table:table-cell>
          <table:table-cell office:value-type="float" office:value="0.000448792" calcext:value-type="float">
            <text:p>0.000448792</text:p>
          </table:table-cell>
          <table:table-cell office:value-type="float" office:value="0.000524571" calcext:value-type="float">
            <text:p>0.000524571</text:p>
          </table:table-cell>
          <table:table-cell office:value-type="float" office:value="0.000431084" calcext:value-type="float">
            <text:p>0.000431084</text:p>
          </table:table-cell>
          <table:table-cell office:value-type="float" office:value="0.000464953" calcext:value-type="float">
            <text:p>0.000464953</text:p>
          </table:table-cell>
          <table:table-cell table:number-columns-repeated="9"/>
          <table:table-cell table:style-name="ce1"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143507" calcext:value-type="float">
            <text:p>0.00143507</text:p>
          </table:table-cell>
          <table:table-cell office:value-type="float" office:value="0.00135442" calcext:value-type="float">
            <text:p>0.00135442</text:p>
          </table:table-cell>
          <table:table-cell office:value-type="float" office:value="0.00145616" calcext:value-type="float">
            <text:p>0.00145616</text:p>
          </table:table-cell>
          <table:table-cell office:value-type="float" office:value="0.00135969" calcext:value-type="float">
            <text:p>0.00135969</text:p>
          </table:table-cell>
          <table:table-cell office:value-type="float" office:value="0.00135531" calcext:value-type="float">
            <text:p>0.0013553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000676886" calcext:value-type="float">
            <text:p>0.000676886</text:p>
          </table:table-cell>
          <table:table-cell office:value-type="float" office:value="0.000480559" calcext:value-type="float">
            <text:p>0.000480559</text:p>
          </table:table-cell>
          <table:table-cell office:value-type="float" office:value="0.000497384" calcext:value-type="float">
            <text:p>0.000497384</text:p>
          </table:table-cell>
          <table:table-cell office:value-type="float" office:value="0.000492072" calcext:value-type="float">
            <text:p>0.000492072</text:p>
          </table:table-cell>
          <table:table-cell office:value-type="float" office:value="0.00054607" calcext:value-type="float">
            <text:p>0.00054607</text:p>
          </table:table-cell>
          <table:table-cell table:number-columns-repeated="9"/>
          <table:table-cell table:style-name="ce1"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0171128" calcext:value-type="float">
            <text:p>0.00171128</text:p>
          </table:table-cell>
          <table:table-cell office:value-type="float" office:value="0.00184156" calcext:value-type="float">
            <text:p>0.00184156</text:p>
          </table:table-cell>
          <table:table-cell office:value-type="float" office:value="0.00159963" calcext:value-type="float">
            <text:p>0.00159963</text:p>
          </table:table-cell>
          <table:table-cell office:value-type="float" office:value="0.00158456" calcext:value-type="float">
            <text:p>0.00158456</text:p>
          </table:table-cell>
          <table:table-cell office:value-type="float" office:value="0.00161534" calcext:value-type="float">
            <text:p>0.00161534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.000511355" calcext:value-type="float">
            <text:p>0.000511355</text:p>
          </table:table-cell>
          <table:table-cell office:value-type="float" office:value="0.000520606" calcext:value-type="float">
            <text:p>0.000520606</text:p>
          </table:table-cell>
          <table:table-cell office:value-type="float" office:value="0.000539937" calcext:value-type="float">
            <text:p>0.000539937</text:p>
          </table:table-cell>
          <table:table-cell office:value-type="float" office:value="0.000534389" calcext:value-type="float">
            <text:p>0.000534389</text:p>
          </table:table-cell>
          <table:table-cell office:value-type="float" office:value="0.000505742" calcext:value-type="float">
            <text:p>0.000505742</text:p>
          </table:table-cell>
          <table:table-cell table:number-columns-repeated="9"/>
          <table:table-cell table:style-name="ce1"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0177631" calcext:value-type="float">
            <text:p>0.00177631</text:p>
          </table:table-cell>
          <table:table-cell office:value-type="float" office:value="0.00175819" calcext:value-type="float">
            <text:p>0.00175819</text:p>
          </table:table-cell>
          <table:table-cell office:value-type="float" office:value="0.00179357" calcext:value-type="float">
            <text:p>0.00179357</text:p>
          </table:table-cell>
          <table:table-cell office:value-type="float" office:value="0.00170431" calcext:value-type="float">
            <text:p>0.00170431</text:p>
          </table:table-cell>
          <table:table-cell office:value-type="float" office:value="0.0017495" calcext:value-type="float">
            <text:p>0.0017495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0.000558045" calcext:value-type="float">
            <text:p>0.000558045</text:p>
          </table:table-cell>
          <table:table-cell office:value-type="float" office:value="0.000558951" calcext:value-type="float">
            <text:p>0.000558951</text:p>
          </table:table-cell>
          <table:table-cell office:value-type="float" office:value="0.00055713" calcext:value-type="float">
            <text:p>0.00055713</text:p>
          </table:table-cell>
          <table:table-cell office:value-type="float" office:value="0.0005979" calcext:value-type="float">
            <text:p>0.0005979</text:p>
          </table:table-cell>
          <table:table-cell office:value-type="float" office:value="0.000549849" calcext:value-type="float">
            <text:p>0.000549849</text:p>
          </table:table-cell>
          <table:table-cell table:number-columns-repeated="11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0193612" calcext:value-type="float">
            <text:p>0.00193612</text:p>
          </table:table-cell>
          <table:table-cell office:value-type="float" office:value="0.00192285" calcext:value-type="float">
            <text:p>0.00192285</text:p>
          </table:table-cell>
          <table:table-cell office:value-type="float" office:value="0.00192717" calcext:value-type="float">
            <text:p>0.00192717</text:p>
          </table:table-cell>
          <table:table-cell office:value-type="float" office:value="0.00187219" calcext:value-type="float">
            <text:p>0.00187219</text:p>
          </table:table-cell>
          <table:table-cell office:value-type="float" office:value="0.00195422" calcext:value-type="float">
            <text:p>0.00195422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0.000648696" calcext:value-type="float">
            <text:p>0.000648696</text:p>
          </table:table-cell>
          <table:table-cell office:value-type="float" office:value="0.000620918" calcext:value-type="float">
            <text:p>0.000620918</text:p>
          </table:table-cell>
          <table:table-cell office:value-type="float" office:value="0.000625877" calcext:value-type="float">
            <text:p>0.000625877</text:p>
          </table:table-cell>
          <table:table-cell office:value-type="float" office:value="0.000612577" calcext:value-type="float">
            <text:p>0.000612577</text:p>
          </table:table-cell>
          <table:table-cell office:value-type="float" office:value="0.000639078" calcext:value-type="float">
            <text:p>0.000639078</text:p>
          </table:table-cell>
          <table:table-cell table:number-columns-repeated="11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0225564" calcext:value-type="float">
            <text:p>0.00225564</text:p>
          </table:table-cell>
          <table:table-cell office:value-type="float" office:value="0.00213302" calcext:value-type="float">
            <text:p>0.00213302</text:p>
          </table:table-cell>
          <table:table-cell office:value-type="float" office:value="0.00204193" calcext:value-type="float">
            <text:p>0.00204193</text:p>
          </table:table-cell>
          <table:table-cell office:value-type="float" office:value="0.00205428" calcext:value-type="float">
            <text:p>0.00205428</text:p>
          </table:table-cell>
          <table:table-cell office:value-type="float" office:value="0.00204533" calcext:value-type="float">
            <text:p>0.00204533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0690352" calcext:value-type="float">
            <text:p>0.000690352</text:p>
          </table:table-cell>
          <table:table-cell office:value-type="float" office:value="0.000719081" calcext:value-type="float">
            <text:p>0.000719081</text:p>
          </table:table-cell>
          <table:table-cell office:value-type="float" office:value="0.00068807" calcext:value-type="float">
            <text:p>0.00068807</text:p>
          </table:table-cell>
          <table:table-cell office:value-type="float" office:value="0.000649491" calcext:value-type="float">
            <text:p>0.000649491</text:p>
          </table:table-cell>
          <table:table-cell office:value-type="float" office:value="0.000778796" calcext:value-type="float">
            <text:p>0.000778796</text:p>
          </table:table-cell>
          <table:table-cell table:number-columns-repeated="11"/>
        </table:table-row>
        <table:table-row table:style-name="ro1">
          <table:table-cell table:number-columns-repeated="24"/>
        </table:table-row>
        <table:table-row table:style-name="ro1">
          <table:table-cell/>
          <table:table-cell office:value-type="string" calcext:value-type="string">
            <text:p>Ejesfijos 45</text:p>
          </table:table-cell>
          <table:table-cell table:number-columns-repeated="6"/>
          <table:table-cell office:value-type="string" calcext:value-type="string">
            <text:p>Ejesfijos 9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248133" calcext:value-type="float">
            <text:p>0.000248133</text:p>
          </table:table-cell>
          <table:table-cell office:value-type="float" office:value="0.00022649" calcext:value-type="float">
            <text:p>0.00022649</text:p>
          </table:table-cell>
          <table:table-cell office:value-type="float" office:value="0.000282379" calcext:value-type="float">
            <text:p>0.000282379</text:p>
          </table:table-cell>
          <table:table-cell office:value-type="float" office:value="0.000227168" calcext:value-type="float">
            <text:p>0.000227168</text:p>
          </table:table-cell>
          <table:table-cell office:value-type="float" office:value="0.000225512" calcext:value-type="float">
            <text:p>0.00022551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000495376" calcext:value-type="float">
            <text:p>0.000495376</text:p>
          </table:table-cell>
          <table:table-cell office:value-type="float" office:value="0.000453129" calcext:value-type="float">
            <text:p>0.000453129</text:p>
          </table:table-cell>
          <table:table-cell office:value-type="float" office:value="0.000385536" calcext:value-type="float">
            <text:p>0.000385536</text:p>
          </table:table-cell>
          <table:table-cell office:value-type="float" office:value="0.000634471" calcext:value-type="float">
            <text:p>0.000634471</text:p>
          </table:table-cell>
          <table:table-cell office:value-type="float" office:value="0.000378878" calcext:value-type="float">
            <text:p>0.000378878</text:p>
          </table:table-cell>
          <table:table-cell table:number-columns-repeated="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0294149" calcext:value-type="float">
            <text:p>0.000294149</text:p>
          </table:table-cell>
          <table:table-cell office:value-type="float" office:value="0.00039153" calcext:value-type="float">
            <text:p>0.00039153</text:p>
          </table:table-cell>
          <table:table-cell office:value-type="float" office:value="0.000372315" calcext:value-type="float">
            <text:p>0.000372315</text:p>
          </table:table-cell>
          <table:table-cell office:value-type="float" office:value="0.000268678" calcext:value-type="float">
            <text:p>0.000268678</text:p>
          </table:table-cell>
          <table:table-cell office:value-type="float" office:value="0.000272013" calcext:value-type="float">
            <text:p>0.000272013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00053826" calcext:value-type="float">
            <text:p>0.00053826</text:p>
          </table:table-cell>
          <table:table-cell office:value-type="float" office:value="0.000469509" calcext:value-type="float">
            <text:p>0.000469509</text:p>
          </table:table-cell>
          <table:table-cell office:value-type="float" office:value="0.000654354" calcext:value-type="float">
            <text:p>0.000654354</text:p>
          </table:table-cell>
          <table:table-cell office:value-type="float" office:value="0.000430011" calcext:value-type="float">
            <text:p>0.000430011</text:p>
          </table:table-cell>
          <table:table-cell office:value-type="float" office:value="0.000614026" calcext:value-type="float">
            <text:p>0.000614026</text:p>
          </table:table-cell>
          <table:table-cell table:number-columns-repeated="1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0300117" calcext:value-type="float">
            <text:p>0.000300117</text:p>
          </table:table-cell>
          <table:table-cell office:value-type="float" office:value="0.000410511" calcext:value-type="float">
            <text:p>0.000410511</text:p>
          </table:table-cell>
          <table:table-cell office:value-type="float" office:value="0.000747397" calcext:value-type="float">
            <text:p>0.000747397</text:p>
          </table:table-cell>
          <table:table-cell office:value-type="float" office:value="0.000736116" calcext:value-type="float">
            <text:p>0.000736116</text:p>
          </table:table-cell>
          <table:table-cell office:value-type="float" office:value="0.000589169" calcext:value-type="float">
            <text:p>0.000589169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000675708" calcext:value-type="float">
            <text:p>0.000675708</text:p>
          </table:table-cell>
          <table:table-cell office:value-type="float" office:value="0.000679757" calcext:value-type="float">
            <text:p>0.000679757</text:p>
          </table:table-cell>
          <table:table-cell office:value-type="float" office:value="0.000843717" calcext:value-type="float">
            <text:p>0.000843717</text:p>
          </table:table-cell>
          <table:table-cell office:value-type="float" office:value="0.000679972" calcext:value-type="float">
            <text:p>0.000679972</text:p>
          </table:table-cell>
          <table:table-cell office:value-type="float" office:value="0.000866589" calcext:value-type="float">
            <text:p>0.000866589</text:p>
          </table:table-cell>
          <table:table-cell table:number-columns-repeated="1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439353" calcext:value-type="float">
            <text:p>0.000439353</text:p>
          </table:table-cell>
          <table:table-cell office:value-type="float" office:value="0.000444871" calcext:value-type="float">
            <text:p>0.000444871</text:p>
          </table:table-cell>
          <table:table-cell office:value-type="float" office:value="0.000736427" calcext:value-type="float">
            <text:p>0.000736427</text:p>
          </table:table-cell>
          <table:table-cell office:value-type="float" office:value="0.00081045" calcext:value-type="float">
            <text:p>0.00081045</text:p>
          </table:table-cell>
          <table:table-cell office:value-type="float" office:value="0.000742033" calcext:value-type="float">
            <text:p>0.000742033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000910391" calcext:value-type="float">
            <text:p>0.000910391</text:p>
          </table:table-cell>
          <table:table-cell office:value-type="float" office:value="0.000926316" calcext:value-type="float">
            <text:p>0.000926316</text:p>
          </table:table-cell>
          <table:table-cell office:value-type="float" office:value="0.000857175" calcext:value-type="float">
            <text:p>0.000857175</text:p>
          </table:table-cell>
          <table:table-cell office:value-type="float" office:value="0.000877133" calcext:value-type="float">
            <text:p>0.000877133</text:p>
          </table:table-cell>
          <table:table-cell office:value-type="float" office:value="0.000802134" calcext:value-type="float">
            <text:p>0.000802134</text:p>
          </table:table-cell>
          <table:table-cell table:number-columns-repeated="1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00778754" calcext:value-type="float">
            <text:p>0.000778754</text:p>
          </table:table-cell>
          <table:table-cell office:value-type="float" office:value="0.000636071" calcext:value-type="float">
            <text:p>0.000636071</text:p>
          </table:table-cell>
          <table:table-cell office:value-type="float" office:value="0.00104922" calcext:value-type="float">
            <text:p>0.00104922</text:p>
          </table:table-cell>
          <table:table-cell office:value-type="float" office:value="0.00119926" calcext:value-type="float">
            <text:p>0.00119926</text:p>
          </table:table-cell>
          <table:table-cell office:value-type="float" office:value="0.000786137" calcext:value-type="float">
            <text:p>0.000786137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00107961" calcext:value-type="float">
            <text:p>0.00107961</text:p>
          </table:table-cell>
          <table:table-cell office:value-type="float" office:value="0.00118535" calcext:value-type="float">
            <text:p>0.00118535</text:p>
          </table:table-cell>
          <table:table-cell office:value-type="float" office:value="0.0010811" calcext:value-type="float">
            <text:p>0.0010811</text:p>
          </table:table-cell>
          <table:table-cell office:value-type="float" office:value="0.00158938" calcext:value-type="float">
            <text:p>0.00158938</text:p>
          </table:table-cell>
          <table:table-cell office:value-type="float" office:value="0.00103794" calcext:value-type="float">
            <text:p>0.00103794</text:p>
          </table:table-cell>
          <table:table-cell table:number-columns-repeated="1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108842" calcext:value-type="float">
            <text:p>0.00108842</text:p>
          </table:table-cell>
          <table:table-cell office:value-type="float" office:value="0.000634924" calcext:value-type="float">
            <text:p>0.000634924</text:p>
          </table:table-cell>
          <table:table-cell office:value-type="float" office:value="0.000768778" calcext:value-type="float">
            <text:p>0.000768778</text:p>
          </table:table-cell>
          <table:table-cell office:value-type="float" office:value="0.000981022" calcext:value-type="float">
            <text:p>0.000981022</text:p>
          </table:table-cell>
          <table:table-cell office:value-type="float" office:value="0.00117742" calcext:value-type="float">
            <text:p>0.00117742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00107784" calcext:value-type="float">
            <text:p>0.00107784</text:p>
          </table:table-cell>
          <table:table-cell office:value-type="float" office:value="0.000657749" calcext:value-type="float">
            <text:p>0.000657749</text:p>
          </table:table-cell>
          <table:table-cell office:value-type="float" office:value="0.00131113" calcext:value-type="float">
            <text:p>0.00131113</text:p>
          </table:table-cell>
          <table:table-cell office:value-type="float" office:value="0.00123966" calcext:value-type="float">
            <text:p>0.00123966</text:p>
          </table:table-cell>
          <table:table-cell office:value-type="float" office:value="0.00121795" calcext:value-type="float">
            <text:p>0.00121795</text:p>
          </table:table-cell>
          <table:table-cell table:number-columns-repeated="1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0086921" calcext:value-type="float">
            <text:p>0.00086921</text:p>
          </table:table-cell>
          <table:table-cell office:value-type="float" office:value="0.000731814" calcext:value-type="float">
            <text:p>0.000731814</text:p>
          </table:table-cell>
          <table:table-cell office:value-type="float" office:value="0.00159001" calcext:value-type="float">
            <text:p>0.00159001</text:p>
          </table:table-cell>
          <table:table-cell office:value-type="float" office:value="0.00155258" calcext:value-type="float">
            <text:p>0.00155258</text:p>
          </table:table-cell>
          <table:table-cell office:value-type="float" office:value="0.00129747" calcext:value-type="float">
            <text:p>0.00129747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00160368" calcext:value-type="float">
            <text:p>0.00160368</text:p>
          </table:table-cell>
          <table:table-cell office:value-type="float" office:value="0.00210695" calcext:value-type="float">
            <text:p>0.00210695</text:p>
          </table:table-cell>
          <table:table-cell office:value-type="float" office:value="0.00116355" calcext:value-type="float">
            <text:p>0.00116355</text:p>
          </table:table-cell>
          <table:table-cell office:value-type="float" office:value="0.00115375" calcext:value-type="float">
            <text:p>0.00115375</text:p>
          </table:table-cell>
          <table:table-cell office:value-type="float" office:value="0.00188889" calcext:value-type="float">
            <text:p>0.00188889</text:p>
          </table:table-cell>
          <table:table-cell table:number-columns-repeated="1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0114756" calcext:value-type="float">
            <text:p>0.00114756</text:p>
          </table:table-cell>
          <table:table-cell office:value-type="float" office:value="0.0011023" calcext:value-type="float">
            <text:p>0.0011023</text:p>
          </table:table-cell>
          <table:table-cell office:value-type="float" office:value="0.000860714" calcext:value-type="float">
            <text:p>0.000860714</text:p>
          </table:table-cell>
          <table:table-cell office:value-type="float" office:value="0.00119736" calcext:value-type="float">
            <text:p>0.00119736</text:p>
          </table:table-cell>
          <table:table-cell office:value-type="float" office:value="0.000850092" calcext:value-type="float">
            <text:p>0.000850092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0024036" calcext:value-type="float">
            <text:p>0.0024036</text:p>
          </table:table-cell>
          <table:table-cell office:value-type="float" office:value="0.00137472" calcext:value-type="float">
            <text:p>0.00137472</text:p>
          </table:table-cell>
          <table:table-cell office:value-type="float" office:value="0.00259968" calcext:value-type="float">
            <text:p>0.00259968</text:p>
          </table:table-cell>
          <table:table-cell office:value-type="float" office:value="0.00149767" calcext:value-type="float">
            <text:p>0.00149767</text:p>
          </table:table-cell>
          <table:table-cell office:value-type="float" office:value="0.00202929" calcext:value-type="float">
            <text:p>0.00202929</text:p>
          </table:table-cell>
          <table:table-cell table:number-columns-repeated="1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0134011" calcext:value-type="float">
            <text:p>0.00134011</text:p>
          </table:table-cell>
          <table:table-cell office:value-type="float" office:value="0.000884597" calcext:value-type="float">
            <text:p>0.000884597</text:p>
          </table:table-cell>
          <table:table-cell office:value-type="float" office:value="0.00107335" calcext:value-type="float">
            <text:p>0.00107335</text:p>
          </table:table-cell>
          <table:table-cell office:value-type="float" office:value="0.00128335" calcext:value-type="float">
            <text:p>0.00128335</text:p>
          </table:table-cell>
          <table:table-cell office:value-type="float" office:value="0.00117233" calcext:value-type="float">
            <text:p>0.00117233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.00119726" calcext:value-type="float">
            <text:p>0.00119726</text:p>
          </table:table-cell>
          <table:table-cell office:value-type="float" office:value="0.00117112" calcext:value-type="float">
            <text:p>0.00117112</text:p>
          </table:table-cell>
          <table:table-cell office:value-type="float" office:value="0.00219513" calcext:value-type="float">
            <text:p>0.00219513</text:p>
          </table:table-cell>
          <table:table-cell office:value-type="float" office:value="0.00179918" calcext:value-type="float">
            <text:p>0.00179918</text:p>
          </table:table-cell>
          <table:table-cell office:value-type="float" office:value="0.00245808" calcext:value-type="float">
            <text:p>0.00245808</text:p>
          </table:table-cell>
          <table:table-cell table:number-columns-repeated="1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0120308" calcext:value-type="float">
            <text:p>0.00120308</text:p>
          </table:table-cell>
          <table:table-cell office:value-type="float" office:value="0.000839694" calcext:value-type="float">
            <text:p>0.000839694</text:p>
          </table:table-cell>
          <table:table-cell office:value-type="float" office:value="0.00126949" calcext:value-type="float">
            <text:p>0.00126949</text:p>
          </table:table-cell>
          <table:table-cell office:value-type="float" office:value="0.00162098" calcext:value-type="float">
            <text:p>0.00162098</text:p>
          </table:table-cell>
          <table:table-cell office:value-type="float" office:value="0.00112769" calcext:value-type="float">
            <text:p>0.00112769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0.00166027" calcext:value-type="float">
            <text:p>0.00166027</text:p>
          </table:table-cell>
          <table:table-cell office:value-type="float" office:value="0.00195216" calcext:value-type="float">
            <text:p>0.00195216</text:p>
          </table:table-cell>
          <table:table-cell office:value-type="float" office:value="0.00180291" calcext:value-type="float">
            <text:p>0.00180291</text:p>
          </table:table-cell>
          <table:table-cell office:value-type="float" office:value="0.00302385" calcext:value-type="float">
            <text:p>0.00302385</text:p>
          </table:table-cell>
          <table:table-cell office:value-type="float" office:value="0.00200525" calcext:value-type="float">
            <text:p>0.00200525</text:p>
          </table:table-cell>
          <table:table-cell table:number-columns-repeated="1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0109794" calcext:value-type="float">
            <text:p>0.00109794</text:p>
          </table:table-cell>
          <table:table-cell office:value-type="float" office:value="0.00104389" calcext:value-type="float">
            <text:p>0.00104389</text:p>
          </table:table-cell>
          <table:table-cell office:value-type="float" office:value="0.00102307" calcext:value-type="float">
            <text:p>0.00102307</text:p>
          </table:table-cell>
          <table:table-cell office:value-type="float" office:value="0.00128345" calcext:value-type="float">
            <text:p>0.00128345</text:p>
          </table:table-cell>
          <table:table-cell office:value-type="float" office:value="0.00129745" calcext:value-type="float">
            <text:p>0.00129745</text:p>
          </table:table-cell>
          <table:table-cell table:number-columns-repeated="18"/>
        </table:table-row>
        <table:table-row table:style-name="ro1">
          <table:table-cell table:number-columns-repeated="24"/>
        </table:table-row>
        <table:table-row table:style-name="ro1">
          <table:table-cell/>
          <table:table-cell office:value-type="string" calcext:value-type="string">
            <text:p>Nodos 10</text:p>
          </table:table-cell>
          <table:table-cell table:number-columns-repeated="6"/>
          <table:table-cell office:value-type="string" calcext:value-type="string">
            <text:p>Nodos 20</text:p>
          </table:table-cell>
          <table:table-cell table:number-columns-repeated="6"/>
          <table:table-cell office:value-type="string" calcext:value-type="string">
            <text:p>Nodos 3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124692" calcext:value-type="float">
            <text:p>0.000124692</text:p>
          </table:table-cell>
          <table:table-cell office:value-type="float" office:value="0.00010675" calcext:value-type="float">
            <text:p>0.00010675</text:p>
          </table:table-cell>
          <table:table-cell office:value-type="float" office:value="0.000100938" calcext:value-type="float">
            <text:p>0.000100938</text:p>
          </table:table-cell>
          <table:table-cell table:style-name="ce1" office:value-type="float" office:value="0.000099279" calcext:value-type="float">
            <text:p>9.93E-005</text:p>
          </table:table-cell>
          <table:table-cell table:style-name="ce1" office:value-type="float" office:value="0.000098949" calcext:value-type="float">
            <text:p>9.89E-00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356108" calcext:value-type="float">
            <text:p>0.000356108</text:p>
          </table:table-cell>
          <table:table-cell office:value-type="float" office:value="0.000251384" calcext:value-type="float">
            <text:p>0.000251384</text:p>
          </table:table-cell>
          <table:table-cell office:value-type="float" office:value="0.000242798" calcext:value-type="float">
            <text:p>0.000242798</text:p>
          </table:table-cell>
          <table:table-cell office:value-type="float" office:value="0.000247237" calcext:value-type="float">
            <text:p>0.000247237</text:p>
          </table:table-cell>
          <table:table-cell office:value-type="float" office:value="0.000322786" calcext:value-type="float">
            <text:p>0.000322786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0.00137542" calcext:value-type="float">
            <text:p>0.00137542</text:p>
          </table:table-cell>
          <table:table-cell office:value-type="float" office:value="0.00152131" calcext:value-type="float">
            <text:p>0.00152131</text:p>
          </table:table-cell>
          <table:table-cell office:value-type="float" office:value="0.00146499" calcext:value-type="float">
            <text:p>0.00146499</text:p>
          </table:table-cell>
          <table:table-cell office:value-type="float" office:value="0.00127556" calcext:value-type="float">
            <text:p>0.00127556</text:p>
          </table:table-cell>
          <table:table-cell office:value-type="float" office:value="0.00143062" calcext:value-type="float">
            <text:p>0.00143062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140587" calcext:value-type="float">
            <text:p>0.000140587</text:p>
          </table:table-cell>
          <table:table-cell office:value-type="float" office:value="0.000128419" calcext:value-type="float">
            <text:p>0.000128419</text:p>
          </table:table-cell>
          <table:table-cell office:value-type="float" office:value="0.00014046" calcext:value-type="float">
            <text:p>0.00014046</text:p>
          </table:table-cell>
          <table:table-cell office:value-type="float" office:value="0.000143874" calcext:value-type="float">
            <text:p>0.000143874</text:p>
          </table:table-cell>
          <table:table-cell office:value-type="float" office:value="0.000144478" calcext:value-type="float">
            <text:p>0.00014447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000353201" calcext:value-type="float">
            <text:p>0.000353201</text:p>
          </table:table-cell>
          <table:table-cell office:value-type="float" office:value="0.000358389" calcext:value-type="float">
            <text:p>0.000358389</text:p>
          </table:table-cell>
          <table:table-cell office:value-type="float" office:value="0.000315489" calcext:value-type="float">
            <text:p>0.000315489</text:p>
          </table:table-cell>
          <table:table-cell office:value-type="float" office:value="0.000356977" calcext:value-type="float">
            <text:p>0.000356977</text:p>
          </table:table-cell>
          <table:table-cell office:value-type="float" office:value="0.000364016" calcext:value-type="float">
            <text:p>0.000364016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159713" calcext:value-type="float">
            <text:p>0.00159713</text:p>
          </table:table-cell>
          <table:table-cell office:value-type="float" office:value="0.00173547" calcext:value-type="float">
            <text:p>0.00173547</text:p>
          </table:table-cell>
          <table:table-cell office:value-type="float" office:value="0.00181009" calcext:value-type="float">
            <text:p>0.00181009</text:p>
          </table:table-cell>
          <table:table-cell office:value-type="float" office:value="0.00149261" calcext:value-type="float">
            <text:p>0.00149261</text:p>
          </table:table-cell>
          <table:table-cell office:value-type="float" office:value="0.00189114" calcext:value-type="float">
            <text:p>0.00189114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310912" calcext:value-type="float">
            <text:p>0.000310912</text:p>
          </table:table-cell>
          <table:table-cell office:value-type="float" office:value="0.000208882" calcext:value-type="float">
            <text:p>0.000208882</text:p>
          </table:table-cell>
          <table:table-cell office:value-type="float" office:value="0.000208976" calcext:value-type="float">
            <text:p>0.000208976</text:p>
          </table:table-cell>
          <table:table-cell office:value-type="float" office:value="0.000198519" calcext:value-type="float">
            <text:p>0.000198519</text:p>
          </table:table-cell>
          <table:table-cell office:value-type="float" office:value="0.000252239" calcext:value-type="float">
            <text:p>0.00025223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00492175" calcext:value-type="float">
            <text:p>0.000492175</text:p>
          </table:table-cell>
          <table:table-cell office:value-type="float" office:value="0.000364063" calcext:value-type="float">
            <text:p>0.000364063</text:p>
          </table:table-cell>
          <table:table-cell office:value-type="float" office:value="0.000484378" calcext:value-type="float">
            <text:p>0.000484378</text:p>
          </table:table-cell>
          <table:table-cell office:value-type="float" office:value="0.000488145" calcext:value-type="float">
            <text:p>0.000488145</text:p>
          </table:table-cell>
          <table:table-cell office:value-type="float" office:value="0.000480446" calcext:value-type="float">
            <text:p>0.000480446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0.00151718" calcext:value-type="float">
            <text:p>0.00151718</text:p>
          </table:table-cell>
          <table:table-cell office:value-type="float" office:value="0.00186637" calcext:value-type="float">
            <text:p>0.00186637</text:p>
          </table:table-cell>
          <table:table-cell office:value-type="float" office:value="0.00155692" calcext:value-type="float">
            <text:p>0.00155692</text:p>
          </table:table-cell>
          <table:table-cell office:value-type="float" office:value="0.00166199" calcext:value-type="float">
            <text:p>0.00166199</text:p>
          </table:table-cell>
          <table:table-cell office:value-type="float" office:value="0.00152883" calcext:value-type="float">
            <text:p>0.00152883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0424586" calcext:value-type="float">
            <text:p>0.000424586</text:p>
          </table:table-cell>
          <table:table-cell office:value-type="float" office:value="0.000315212" calcext:value-type="float">
            <text:p>0.000315212</text:p>
          </table:table-cell>
          <table:table-cell office:value-type="float" office:value="0.000349777" calcext:value-type="float">
            <text:p>0.000349777</text:p>
          </table:table-cell>
          <table:table-cell office:value-type="float" office:value="0.000348938" calcext:value-type="float">
            <text:p>0.000348938</text:p>
          </table:table-cell>
          <table:table-cell office:value-type="float" office:value="0.000470062" calcext:value-type="float">
            <text:p>0.00047006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000363019" calcext:value-type="float">
            <text:p>0.000363019</text:p>
          </table:table-cell>
          <table:table-cell office:value-type="float" office:value="0.000461064" calcext:value-type="float">
            <text:p>0.000461064</text:p>
          </table:table-cell>
          <table:table-cell office:value-type="float" office:value="0.00047472" calcext:value-type="float">
            <text:p>0.00047472</text:p>
          </table:table-cell>
          <table:table-cell office:value-type="float" office:value="0.000509456" calcext:value-type="float">
            <text:p>0.000509456</text:p>
          </table:table-cell>
          <table:table-cell office:value-type="float" office:value="0.000508654" calcext:value-type="float">
            <text:p>0.000508654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00136681" calcext:value-type="float">
            <text:p>0.00136681</text:p>
          </table:table-cell>
          <table:table-cell office:value-type="float" office:value="0.00117477" calcext:value-type="float">
            <text:p>0.00117477</text:p>
          </table:table-cell>
          <table:table-cell office:value-type="float" office:value="0.00165798" calcext:value-type="float">
            <text:p>0.00165798</text:p>
          </table:table-cell>
          <table:table-cell office:value-type="float" office:value="0.00147591" calcext:value-type="float">
            <text:p>0.00147591</text:p>
          </table:table-cell>
          <table:table-cell office:value-type="float" office:value="0.00168293" calcext:value-type="float">
            <text:p>0.00168293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0315365" calcext:value-type="float">
            <text:p>0.000315365</text:p>
          </table:table-cell>
          <table:table-cell office:value-type="float" office:value="0.000252066" calcext:value-type="float">
            <text:p>0.000252066</text:p>
          </table:table-cell>
          <table:table-cell office:value-type="float" office:value="0.000215335" calcext:value-type="float">
            <text:p>0.000215335</text:p>
          </table:table-cell>
          <table:table-cell office:value-type="float" office:value="0.000300596" calcext:value-type="float">
            <text:p>0.000300596</text:p>
          </table:table-cell>
          <table:table-cell office:value-type="float" office:value="0.000255937" calcext:value-type="float">
            <text:p>0.00025593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000604949" calcext:value-type="float">
            <text:p>0.000604949</text:p>
          </table:table-cell>
          <table:table-cell office:value-type="float" office:value="0.000659295" calcext:value-type="float">
            <text:p>0.000659295</text:p>
          </table:table-cell>
          <table:table-cell office:value-type="float" office:value="0.000525374" calcext:value-type="float">
            <text:p>0.000525374</text:p>
          </table:table-cell>
          <table:table-cell office:value-type="float" office:value="0.00062291" calcext:value-type="float">
            <text:p>0.00062291</text:p>
          </table:table-cell>
          <table:table-cell office:value-type="float" office:value="0.000589805" calcext:value-type="float">
            <text:p>0.000589805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0.00256725" calcext:value-type="float">
            <text:p>0.00256725</text:p>
          </table:table-cell>
          <table:table-cell office:value-type="float" office:value="0.00195815" calcext:value-type="float">
            <text:p>0.00195815</text:p>
          </table:table-cell>
          <table:table-cell office:value-type="float" office:value="0.0016086" calcext:value-type="float">
            <text:p>0.0016086</text:p>
          </table:table-cell>
          <table:table-cell office:value-type="float" office:value="0.00180624" calcext:value-type="float">
            <text:p>0.00180624</text:p>
          </table:table-cell>
          <table:table-cell office:value-type="float" office:value="0.00142645" calcext:value-type="float">
            <text:p>0.00142645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00202901" calcext:value-type="float">
            <text:p>0.000202901</text:p>
          </table:table-cell>
          <table:table-cell office:value-type="float" office:value="0.000282164" calcext:value-type="float">
            <text:p>0.000282164</text:p>
          </table:table-cell>
          <table:table-cell office:value-type="float" office:value="0.000285181" calcext:value-type="float">
            <text:p>0.000285181</text:p>
          </table:table-cell>
          <table:table-cell office:value-type="float" office:value="0.000207545" calcext:value-type="float">
            <text:p>0.000207545</text:p>
          </table:table-cell>
          <table:table-cell office:value-type="float" office:value="0.000205497" calcext:value-type="float">
            <text:p>0.000205497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000724114" calcext:value-type="float">
            <text:p>0.000724114</text:p>
          </table:table-cell>
          <table:table-cell office:value-type="float" office:value="0.000751713" calcext:value-type="float">
            <text:p>0.000751713</text:p>
          </table:table-cell>
          <table:table-cell office:value-type="float" office:value="0.000708881" calcext:value-type="float">
            <text:p>0.000708881</text:p>
          </table:table-cell>
          <table:table-cell office:value-type="float" office:value="0.000857256" calcext:value-type="float">
            <text:p>0.000857256</text:p>
          </table:table-cell>
          <table:table-cell office:value-type="float" office:value="0.000633686" calcext:value-type="float">
            <text:p>0.000633686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00126461" calcext:value-type="float">
            <text:p>0.00126461</text:p>
          </table:table-cell>
          <table:table-cell office:value-type="float" office:value="0.0019341" calcext:value-type="float">
            <text:p>0.0019341</text:p>
          </table:table-cell>
          <table:table-cell office:value-type="float" office:value="0.00184347" calcext:value-type="float">
            <text:p>0.00184347</text:p>
          </table:table-cell>
          <table:table-cell office:value-type="float" office:value="0.0016626" calcext:value-type="float">
            <text:p>0.0016626</text:p>
          </table:table-cell>
          <table:table-cell office:value-type="float" office:value="0.00208899" calcext:value-type="float">
            <text:p>0.00208899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00210545" calcext:value-type="float">
            <text:p>0.000210545</text:p>
          </table:table-cell>
          <table:table-cell office:value-type="float" office:value="0.000212424" calcext:value-type="float">
            <text:p>0.000212424</text:p>
          </table:table-cell>
          <table:table-cell office:value-type="float" office:value="0.000325285" calcext:value-type="float">
            <text:p>0.000325285</text:p>
          </table:table-cell>
          <table:table-cell office:value-type="float" office:value="0.000311471" calcext:value-type="float">
            <text:p>0.000311471</text:p>
          </table:table-cell>
          <table:table-cell office:value-type="float" office:value="0.000328572" calcext:value-type="float">
            <text:p>0.00032857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00061294" calcext:value-type="float">
            <text:p>0.00061294</text:p>
          </table:table-cell>
          <table:table-cell office:value-type="float" office:value="0.000821838" calcext:value-type="float">
            <text:p>0.000821838</text:p>
          </table:table-cell>
          <table:table-cell office:value-type="float" office:value="0.000691625" calcext:value-type="float">
            <text:p>0.000691625</text:p>
          </table:table-cell>
          <table:table-cell office:value-type="float" office:value="0.000665682" calcext:value-type="float">
            <text:p>0.000665682</text:p>
          </table:table-cell>
          <table:table-cell office:value-type="float" office:value="0.000666253" calcext:value-type="float">
            <text:p>0.000666253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0.00160789" calcext:value-type="float">
            <text:p>0.00160789</text:p>
          </table:table-cell>
          <table:table-cell office:value-type="float" office:value="0.00164746" calcext:value-type="float">
            <text:p>0.00164746</text:p>
          </table:table-cell>
          <table:table-cell office:value-type="float" office:value="0.001403" calcext:value-type="float">
            <text:p>0.001403</text:p>
          </table:table-cell>
          <table:table-cell office:value-type="float" office:value="0.00245225" calcext:value-type="float">
            <text:p>0.00245225</text:p>
          </table:table-cell>
          <table:table-cell office:value-type="float" office:value="0.00200262" calcext:value-type="float">
            <text:p>0.00200262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00220306" calcext:value-type="float">
            <text:p>0.000220306</text:p>
          </table:table-cell>
          <table:table-cell office:value-type="float" office:value="0.000226684" calcext:value-type="float">
            <text:p>0.000226684</text:p>
          </table:table-cell>
          <table:table-cell office:value-type="float" office:value="0.000221496" calcext:value-type="float">
            <text:p>0.000221496</text:p>
          </table:table-cell>
          <table:table-cell office:value-type="float" office:value="0.000220803" calcext:value-type="float">
            <text:p>0.000220803</text:p>
          </table:table-cell>
          <table:table-cell office:value-type="float" office:value="0.000252889" calcext:value-type="float">
            <text:p>0.000252889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0.000705324" calcext:value-type="float">
            <text:p>0.000705324</text:p>
          </table:table-cell>
          <table:table-cell office:value-type="float" office:value="0.00143522" calcext:value-type="float">
            <text:p>0.00143522</text:p>
          </table:table-cell>
          <table:table-cell office:value-type="float" office:value="0.00115751" calcext:value-type="float">
            <text:p>0.00115751</text:p>
          </table:table-cell>
          <table:table-cell office:value-type="float" office:value="0.000758081" calcext:value-type="float">
            <text:p>0.000758081</text:p>
          </table:table-cell>
          <table:table-cell office:value-type="float" office:value="0.000839439" calcext:value-type="float">
            <text:p>0.00083943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00274109" calcext:value-type="float">
            <text:p>0.00274109</text:p>
          </table:table-cell>
          <table:table-cell office:value-type="float" office:value="0.00126292" calcext:value-type="float">
            <text:p>0.00126292</text:p>
          </table:table-cell>
          <table:table-cell office:value-type="float" office:value="0.002479" calcext:value-type="float">
            <text:p>0.002479</text:p>
          </table:table-cell>
          <table:table-cell office:value-type="float" office:value="0.00140185" calcext:value-type="float">
            <text:p>0.00140185</text:p>
          </table:table-cell>
          <table:table-cell office:value-type="float" office:value="0.00149042" calcext:value-type="float">
            <text:p>0.00149042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00231179" calcext:value-type="float">
            <text:p>0.000231179</text:p>
          </table:table-cell>
          <table:table-cell office:value-type="float" office:value="0.000228652" calcext:value-type="float">
            <text:p>0.000228652</text:p>
          </table:table-cell>
          <table:table-cell office:value-type="float" office:value="0.000228839" calcext:value-type="float">
            <text:p>0.000228839</text:p>
          </table:table-cell>
          <table:table-cell office:value-type="float" office:value="0.000228229" calcext:value-type="float">
            <text:p>0.000228229</text:p>
          </table:table-cell>
          <table:table-cell office:value-type="float" office:value="0.000227954" calcext:value-type="float">
            <text:p>0.000227954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0858391" calcext:value-type="float">
            <text:p>0.000858391</text:p>
          </table:table-cell>
          <table:table-cell office:value-type="float" office:value="0.000643703" calcext:value-type="float">
            <text:p>0.000643703</text:p>
          </table:table-cell>
          <table:table-cell office:value-type="float" office:value="0.000747303" calcext:value-type="float">
            <text:p>0.000747303</text:p>
          </table:table-cell>
          <table:table-cell office:value-type="float" office:value="0.00078007" calcext:value-type="float">
            <text:p>0.00078007</text:p>
          </table:table-cell>
          <table:table-cell office:value-type="float" office:value="0.000913178" calcext:value-type="float">
            <text:p>0.00091317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0.00125136" calcext:value-type="float">
            <text:p>0.00125136</text:p>
          </table:table-cell>
          <table:table-cell office:value-type="float" office:value="0.00159689" calcext:value-type="float">
            <text:p>0.00159689</text:p>
          </table:table-cell>
          <table:table-cell office:value-type="float" office:value="0.00152243" calcext:value-type="float">
            <text:p>0.00152243</text:p>
          </table:table-cell>
          <table:table-cell office:value-type="float" office:value="0.00218314" calcext:value-type="float">
            <text:p>0.00218314</text:p>
          </table:table-cell>
          <table:table-cell office:value-type="float" office:value="0.00165686" calcext:value-type="float">
            <text:p>0.00165686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00226422" calcext:value-type="float">
            <text:p>0.000226422</text:p>
          </table:table-cell>
          <table:table-cell office:value-type="float" office:value="0.000226695" calcext:value-type="float">
            <text:p>0.000226695</text:p>
          </table:table-cell>
          <table:table-cell office:value-type="float" office:value="0.000223885" calcext:value-type="float">
            <text:p>0.000223885</text:p>
          </table:table-cell>
          <table:table-cell office:value-type="float" office:value="0.0002267" calcext:value-type="float">
            <text:p>0.0002267</text:p>
          </table:table-cell>
          <table:table-cell office:value-type="float" office:value="0.000226556" calcext:value-type="float">
            <text:p>0.000226556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.000807512" calcext:value-type="float">
            <text:p>0.000807512</text:p>
          </table:table-cell>
          <table:table-cell office:value-type="float" office:value="0.000669604" calcext:value-type="float">
            <text:p>0.000669604</text:p>
          </table:table-cell>
          <table:table-cell office:value-type="float" office:value="0.000778518" calcext:value-type="float">
            <text:p>0.000778518</text:p>
          </table:table-cell>
          <table:table-cell office:value-type="float" office:value="0.000732052" calcext:value-type="float">
            <text:p>0.000732052</text:p>
          </table:table-cell>
          <table:table-cell office:value-type="float" office:value="0.00092441" calcext:value-type="float">
            <text:p>0.0009244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182781" calcext:value-type="float">
            <text:p>0.00182781</text:p>
          </table:table-cell>
          <table:table-cell office:value-type="float" office:value="0.00168188" calcext:value-type="float">
            <text:p>0.00168188</text:p>
          </table:table-cell>
          <table:table-cell office:value-type="float" office:value="0.00237064" calcext:value-type="float">
            <text:p>0.00237064</text:p>
          </table:table-cell>
          <table:table-cell office:value-type="float" office:value="0.00182421" calcext:value-type="float">
            <text:p>0.00182421</text:p>
          </table:table-cell>
          <table:table-cell office:value-type="float" office:value="0.00140124" calcext:value-type="float">
            <text:p>0.00140124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float" office:value="50" calcext:value-type="float">
            <text:p>50</text:p>
          </table:table-cell>
          <table:table-cell office:value-type="float" office:value="0.000706012" calcext:value-type="float">
            <text:p>0.000706012</text:p>
          </table:table-cell>
          <table:table-cell office:value-type="float" office:value="0.000890154" calcext:value-type="float">
            <text:p>0.000890154</text:p>
          </table:table-cell>
          <table:table-cell office:value-type="float" office:value="0.000652318" calcext:value-type="float">
            <text:p>0.000652318</text:p>
          </table:table-cell>
          <table:table-cell office:value-type="float" office:value="0.00077986" calcext:value-type="float">
            <text:p>0.00077986</text:p>
          </table:table-cell>
          <table:table-cell office:value-type="float" office:value="0.00109335" calcext:value-type="float">
            <text:p>0.00109335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0.00145154" calcext:value-type="float">
            <text:p>0.00145154</text:p>
          </table:table-cell>
          <table:table-cell office:value-type="float" office:value="0.00223838" calcext:value-type="float">
            <text:p>0.00223838</text:p>
          </table:table-cell>
          <table:table-cell office:value-type="float" office:value="0.00181708" calcext:value-type="float">
            <text:p>0.00181708</text:p>
          </table:table-cell>
          <table:table-cell office:value-type="float" office:value="0.00167274" calcext:value-type="float">
            <text:p>0.00167274</text:p>
          </table:table-cell>
          <table:table-cell office:value-type="float" office:value="0.0020587" calcext:value-type="float">
            <text:p>0.0020587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float" office:value="55" calcext:value-type="float">
            <text:p>55</text:p>
          </table:table-cell>
          <table:table-cell office:value-type="float" office:value="0.000898212" calcext:value-type="float">
            <text:p>0.000898212</text:p>
          </table:table-cell>
          <table:table-cell office:value-type="float" office:value="0.00142714" calcext:value-type="float">
            <text:p>0.00142714</text:p>
          </table:table-cell>
          <table:table-cell office:value-type="float" office:value="0.000817927" calcext:value-type="float">
            <text:p>0.000817927</text:p>
          </table:table-cell>
          <table:table-cell office:value-type="float" office:value="0.00103028" calcext:value-type="float">
            <text:p>0.00103028</text:p>
          </table:table-cell>
          <table:table-cell office:value-type="float" office:value="0.00151353" calcext:value-type="float">
            <text:p>0.00151353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.00170437" calcext:value-type="float">
            <text:p>0.00170437</text:p>
          </table:table-cell>
          <table:table-cell office:value-type="float" office:value="0.00177602" calcext:value-type="float">
            <text:p>0.00177602</text:p>
          </table:table-cell>
          <table:table-cell office:value-type="float" office:value="0.00220269" calcext:value-type="float">
            <text:p>0.00220269</text:p>
          </table:table-cell>
          <table:table-cell office:value-type="float" office:value="0.00152673" calcext:value-type="float">
            <text:p>0.00152673</text:p>
          </table:table-cell>
          <table:table-cell office:value-type="float" office:value="0.00186693" calcext:value-type="float">
            <text:p>0.00186693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float" office:value="60" calcext:value-type="float">
            <text:p>60</text:p>
          </table:table-cell>
          <table:table-cell office:value-type="float" office:value="0.000789663" calcext:value-type="float">
            <text:p>0.000789663</text:p>
          </table:table-cell>
          <table:table-cell office:value-type="float" office:value="0.00128375" calcext:value-type="float">
            <text:p>0.00128375</text:p>
          </table:table-cell>
          <table:table-cell office:value-type="float" office:value="0.00104732" calcext:value-type="float">
            <text:p>0.00104732</text:p>
          </table:table-cell>
          <table:table-cell office:value-type="float" office:value="0.000982644" calcext:value-type="float">
            <text:p>0.000982644</text:p>
          </table:table-cell>
          <table:table-cell office:value-type="float" office:value="0.0011863" calcext:value-type="float">
            <text:p>0.0011863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0.00271959" calcext:value-type="float">
            <text:p>0.00271959</text:p>
          </table:table-cell>
          <table:table-cell office:value-type="float" office:value="0.00154226" calcext:value-type="float">
            <text:p>0.00154226</text:p>
          </table:table-cell>
          <table:table-cell office:value-type="float" office:value="0.00182435" calcext:value-type="float">
            <text:p>0.00182435</text:p>
          </table:table-cell>
          <table:table-cell office:value-type="float" office:value="0.0014501" calcext:value-type="float">
            <text:p>0.0014501</text:p>
          </table:table-cell>
          <table:table-cell office:value-type="float" office:value="0.00191948" calcext:value-type="float">
            <text:p>0.00191948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float" office:value="65" calcext:value-type="float">
            <text:p>65</text:p>
          </table:table-cell>
          <table:table-cell office:value-type="float" office:value="0.000861369" calcext:value-type="float">
            <text:p>0.000861369</text:p>
          </table:table-cell>
          <table:table-cell office:value-type="float" office:value="0.000833971" calcext:value-type="float">
            <text:p>0.000833971</text:p>
          </table:table-cell>
          <table:table-cell office:value-type="float" office:value="0.00106398" calcext:value-type="float">
            <text:p>0.00106398</text:p>
          </table:table-cell>
          <table:table-cell office:value-type="float" office:value="0.000758961" calcext:value-type="float">
            <text:p>0.000758961</text:p>
          </table:table-cell>
          <table:table-cell office:value-type="float" office:value="0.000930694" calcext:value-type="float">
            <text:p>0.000930694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0.00237475" calcext:value-type="float">
            <text:p>0.00237475</text:p>
          </table:table-cell>
          <table:table-cell office:value-type="float" office:value="0.00124209" calcext:value-type="float">
            <text:p>0.00124209</text:p>
          </table:table-cell>
          <table:table-cell office:value-type="float" office:value="0.00221303" calcext:value-type="float">
            <text:p>0.00221303</text:p>
          </table:table-cell>
          <table:table-cell office:value-type="float" office:value="0.00145624" calcext:value-type="float">
            <text:p>0.00145624</text:p>
          </table:table-cell>
          <table:table-cell office:value-type="float" office:value="0.00244773" calcext:value-type="float">
            <text:p>0.00244773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float" office:value="70" calcext:value-type="float">
            <text:p>70</text:p>
          </table:table-cell>
          <table:table-cell office:value-type="float" office:value="0.000706296" calcext:value-type="float">
            <text:p>0.000706296</text:p>
          </table:table-cell>
          <table:table-cell office:value-type="float" office:value="0.00106849" calcext:value-type="float">
            <text:p>0.00106849</text:p>
          </table:table-cell>
          <table:table-cell office:value-type="float" office:value="0.000906454" calcext:value-type="float">
            <text:p>0.000906454</text:p>
          </table:table-cell>
          <table:table-cell office:value-type="float" office:value="0.000729332" calcext:value-type="float">
            <text:p>0.000729332</text:p>
          </table:table-cell>
          <table:table-cell office:value-type="float" office:value="0.000909081" calcext:value-type="float">
            <text:p>0.000909081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0.0016523" calcext:value-type="float">
            <text:p>0.0016523</text:p>
          </table:table-cell>
          <table:table-cell office:value-type="float" office:value="0.00199545" calcext:value-type="float">
            <text:p>0.00199545</text:p>
          </table:table-cell>
          <table:table-cell office:value-type="float" office:value="0.00273548" calcext:value-type="float">
            <text:p>0.00273548</text:p>
          </table:table-cell>
          <table:table-cell office:value-type="float" office:value="0.00160746" calcext:value-type="float">
            <text:p>0.00160746</text:p>
          </table:table-cell>
          <table:table-cell office:value-type="float" office:value="0.00146606" calcext:value-type="float">
            <text:p>0.00146606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float" office:value="75" calcext:value-type="float">
            <text:p>75</text:p>
          </table:table-cell>
          <table:table-cell office:value-type="float" office:value="0.000710125" calcext:value-type="float">
            <text:p>0.000710125</text:p>
          </table:table-cell>
          <table:table-cell office:value-type="float" office:value="0.000953647" calcext:value-type="float">
            <text:p>0.000953647</text:p>
          </table:table-cell>
          <table:table-cell office:value-type="float" office:value="0.000995944" calcext:value-type="float">
            <text:p>0.000995944</text:p>
          </table:table-cell>
          <table:table-cell office:value-type="float" office:value="0.000944027" calcext:value-type="float">
            <text:p>0.000944027</text:p>
          </table:table-cell>
          <table:table-cell office:value-type="float" office:value="0.00122162" calcext:value-type="float">
            <text:p>0.00122162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0.00176169" calcext:value-type="float">
            <text:p>0.00176169</text:p>
          </table:table-cell>
          <table:table-cell office:value-type="float" office:value="0.0015149" calcext:value-type="float">
            <text:p>0.0015149</text:p>
          </table:table-cell>
          <table:table-cell office:value-type="float" office:value="0.00135102" calcext:value-type="float">
            <text:p>0.00135102</text:p>
          </table:table-cell>
          <table:table-cell office:value-type="float" office:value="0.00185821" calcext:value-type="float">
            <text:p>0.00185821</text:p>
          </table:table-cell>
          <table:table-cell office:value-type="float" office:value="0.00162568" calcext:value-type="float">
            <text:p>0.00162568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float" office:value="80" calcext:value-type="float">
            <text:p>80</text:p>
          </table:table-cell>
          <table:table-cell office:value-type="float" office:value="0.000997139" calcext:value-type="float">
            <text:p>0.000997139</text:p>
          </table:table-cell>
          <table:table-cell office:value-type="float" office:value="0.00114119" calcext:value-type="float">
            <text:p>0.00114119</text:p>
          </table:table-cell>
          <table:table-cell office:value-type="float" office:value="0.00119968" calcext:value-type="float">
            <text:p>0.00119968</text:p>
          </table:table-cell>
          <table:table-cell office:value-type="float" office:value="0.000725145" calcext:value-type="float">
            <text:p>0.000725145</text:p>
          </table:table-cell>
          <table:table-cell office:value-type="float" office:value="0.00111959" calcext:value-type="float">
            <text:p>0.00111959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0.00139541" calcext:value-type="float">
            <text:p>0.00139541</text:p>
          </table:table-cell>
          <table:table-cell office:value-type="float" office:value="0.00176173" calcext:value-type="float">
            <text:p>0.00176173</text:p>
          </table:table-cell>
          <table:table-cell office:value-type="float" office:value="0.00144944" calcext:value-type="float">
            <text:p>0.00144944</text:p>
          </table:table-cell>
          <table:table-cell office:value-type="float" office:value="0.00176502" calcext:value-type="float">
            <text:p>0.00176502</text:p>
          </table:table-cell>
          <table:table-cell office:value-type="float" office:value="0.00179178" calcext:value-type="float">
            <text:p>0.00179178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float" office:value="85" calcext:value-type="float">
            <text:p>85</text:p>
          </table:table-cell>
          <table:table-cell office:value-type="float" office:value="0.000698155" calcext:value-type="float">
            <text:p>0.000698155</text:p>
          </table:table-cell>
          <table:table-cell office:value-type="float" office:value="0.000888636" calcext:value-type="float">
            <text:p>0.000888636</text:p>
          </table:table-cell>
          <table:table-cell office:value-type="float" office:value="0.00143579" calcext:value-type="float">
            <text:p>0.00143579</text:p>
          </table:table-cell>
          <table:table-cell office:value-type="float" office:value="0.000767057" calcext:value-type="float">
            <text:p>0.000767057</text:p>
          </table:table-cell>
          <table:table-cell office:value-type="float" office:value="0.00123097" calcext:value-type="float">
            <text:p>0.00123097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0.00145343" calcext:value-type="float">
            <text:p>0.00145343</text:p>
          </table:table-cell>
          <table:table-cell office:value-type="float" office:value="0.00262289" calcext:value-type="float">
            <text:p>0.00262289</text:p>
          </table:table-cell>
          <table:table-cell office:value-type="float" office:value="0.00184219" calcext:value-type="float">
            <text:p>0.00184219</text:p>
          </table:table-cell>
          <table:table-cell office:value-type="float" office:value="0.00144016" calcext:value-type="float">
            <text:p>0.00144016</text:p>
          </table:table-cell>
          <table:table-cell office:value-type="float" office:value="0.00195982" calcext:value-type="float">
            <text:p>0.00195982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float" office:value="90" calcext:value-type="float">
            <text:p>90</text:p>
          </table:table-cell>
          <table:table-cell office:value-type="float" office:value="0.00116231" calcext:value-type="float">
            <text:p>0.00116231</text:p>
          </table:table-cell>
          <table:table-cell office:value-type="float" office:value="0.00138494" calcext:value-type="float">
            <text:p>0.00138494</text:p>
          </table:table-cell>
          <table:table-cell office:value-type="float" office:value="0.000907826" calcext:value-type="float">
            <text:p>0.000907826</text:p>
          </table:table-cell>
          <table:table-cell office:value-type="float" office:value="0.00130819" calcext:value-type="float">
            <text:p>0.00130819</text:p>
          </table:table-cell>
          <table:table-cell office:value-type="float" office:value="0.00101823" calcext:value-type="float">
            <text:p>0.00101823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0.00240995" calcext:value-type="float">
            <text:p>0.00240995</text:p>
          </table:table-cell>
          <table:table-cell office:value-type="float" office:value="0.00246878" calcext:value-type="float">
            <text:p>0.00246878</text:p>
          </table:table-cell>
          <table:table-cell office:value-type="float" office:value="0.00254333" calcext:value-type="float">
            <text:p>0.00254333</text:p>
          </table:table-cell>
          <table:table-cell office:value-type="float" office:value="0.0022539" calcext:value-type="float">
            <text:p>0.0022539</text:p>
          </table:table-cell>
          <table:table-cell office:value-type="float" office:value="0.00204093" calcext:value-type="float">
            <text:p>0.00204093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float" office:value="95" calcext:value-type="float">
            <text:p>95</text:p>
          </table:table-cell>
          <table:table-cell office:value-type="float" office:value="0.000941313" calcext:value-type="float">
            <text:p>0.000941313</text:p>
          </table:table-cell>
          <table:table-cell office:value-type="float" office:value="0.000879634" calcext:value-type="float">
            <text:p>0.000879634</text:p>
          </table:table-cell>
          <table:table-cell office:value-type="float" office:value="0.0012237" calcext:value-type="float">
            <text:p>0.0012237</text:p>
          </table:table-cell>
          <table:table-cell office:value-type="float" office:value="0.000872538" calcext:value-type="float">
            <text:p>0.000872538</text:p>
          </table:table-cell>
          <table:table-cell office:value-type="float" office:value="0.000819388" calcext:value-type="float">
            <text:p>0.000819388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0.00146429" calcext:value-type="float">
            <text:p>0.00146429</text:p>
          </table:table-cell>
          <table:table-cell office:value-type="float" office:value="0.00119614" calcext:value-type="float">
            <text:p>0.00119614</text:p>
          </table:table-cell>
          <table:table-cell office:value-type="float" office:value="0.00216548" calcext:value-type="float">
            <text:p>0.00216548</text:p>
          </table:table-cell>
          <table:table-cell office:value-type="float" office:value="0.00151889" calcext:value-type="float">
            <text:p>0.00151889</text:p>
          </table:table-cell>
          <table:table-cell office:value-type="float" office:value="0.00130838" calcext:value-type="float">
            <text:p>0.00130838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float" office:value="100" calcext:value-type="float">
            <text:p>100</text:p>
          </table:table-cell>
          <table:table-cell office:value-type="float" office:value="0.00102088" calcext:value-type="float">
            <text:p>0.00102088</text:p>
          </table:table-cell>
          <table:table-cell office:value-type="float" office:value="0.00108478" calcext:value-type="float">
            <text:p>0.00108478</text:p>
          </table:table-cell>
          <table:table-cell office:value-type="float" office:value="0.000901379" calcext:value-type="float">
            <text:p>0.000901379</text:p>
          </table:table-cell>
          <table:table-cell office:value-type="float" office:value="0.000977084" calcext:value-type="float">
            <text:p>0.000977084</text:p>
          </table:table-cell>
          <table:table-cell office:value-type="float" office:value="0.00104663" calcext:value-type="float">
            <text:p>0.00104663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0.00118104" calcext:value-type="float">
            <text:p>0.00118104</text:p>
          </table:table-cell>
          <table:table-cell office:value-type="float" office:value="0.00219701" calcext:value-type="float">
            <text:p>0.00219701</text:p>
          </table:table-cell>
          <table:table-cell office:value-type="float" office:value="0.00317939" calcext:value-type="float">
            <text:p>0.00317939</text:p>
          </table:table-cell>
          <table:table-cell office:value-type="float" office:value="0.0013027" calcext:value-type="float">
            <text:p>0.0013027</text:p>
          </table:table-cell>
          <table:table-cell office:value-type="float" office:value="0.00214776" calcext:value-type="float">
            <text:p>0.00214776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float" office:value="105" calcext:value-type="float">
            <text:p>105</text:p>
          </table:table-cell>
          <table:table-cell office:value-type="float" office:value="0.000902556" calcext:value-type="float">
            <text:p>0.000902556</text:p>
          </table:table-cell>
          <table:table-cell office:value-type="float" office:value="0.000756617" calcext:value-type="float">
            <text:p>0.000756617</text:p>
          </table:table-cell>
          <table:table-cell office:value-type="float" office:value="0.000987829" calcext:value-type="float">
            <text:p>0.000987829</text:p>
          </table:table-cell>
          <table:table-cell office:value-type="float" office:value="0.00102332" calcext:value-type="float">
            <text:p>0.00102332</text:p>
          </table:table-cell>
          <table:table-cell office:value-type="float" office:value="0.0010248" calcext:value-type="float">
            <text:p>0.0010248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0.00246543" calcext:value-type="float">
            <text:p>0.00246543</text:p>
          </table:table-cell>
          <table:table-cell office:value-type="float" office:value="0.00146374" calcext:value-type="float">
            <text:p>0.00146374</text:p>
          </table:table-cell>
          <table:table-cell office:value-type="float" office:value="0.00234839" calcext:value-type="float">
            <text:p>0.00234839</text:p>
          </table:table-cell>
          <table:table-cell office:value-type="float" office:value="0.00230318" calcext:value-type="float">
            <text:p>0.00230318</text:p>
          </table:table-cell>
          <table:table-cell office:value-type="float" office:value="0.00220282" calcext:value-type="float">
            <text:p>0.00220282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float" office:value="110" calcext:value-type="float">
            <text:p>110</text:p>
          </table:table-cell>
          <table:table-cell office:value-type="float" office:value="0.00081656" calcext:value-type="float">
            <text:p>0.00081656</text:p>
          </table:table-cell>
          <table:table-cell office:value-type="float" office:value="0.000708471" calcext:value-type="float">
            <text:p>0.000708471</text:p>
          </table:table-cell>
          <table:table-cell office:value-type="float" office:value="0.000723173" calcext:value-type="float">
            <text:p>0.000723173</text:p>
          </table:table-cell>
          <table:table-cell office:value-type="float" office:value="0.000948751" calcext:value-type="float">
            <text:p>0.000948751</text:p>
          </table:table-cell>
          <table:table-cell office:value-type="float" office:value="0.00110628" calcext:value-type="float">
            <text:p>0.00110628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0.00189655" calcext:value-type="float">
            <text:p>0.00189655</text:p>
          </table:table-cell>
          <table:table-cell office:value-type="float" office:value="0.00272615" calcext:value-type="float">
            <text:p>0.00272615</text:p>
          </table:table-cell>
          <table:table-cell office:value-type="float" office:value="0.00212677" calcext:value-type="float">
            <text:p>0.00212677</text:p>
          </table:table-cell>
          <table:table-cell office:value-type="float" office:value="0.00120835" calcext:value-type="float">
            <text:p>0.00120835</text:p>
          </table:table-cell>
          <table:table-cell office:value-type="float" office:value="0.00200305" calcext:value-type="float">
            <text:p>0.00200305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float" office:value="115" calcext:value-type="float">
            <text:p>115</text:p>
          </table:table-cell>
          <table:table-cell office:value-type="float" office:value="0.000774527" calcext:value-type="float">
            <text:p>0.000774527</text:p>
          </table:table-cell>
          <table:table-cell office:value-type="float" office:value="0.000730366" calcext:value-type="float">
            <text:p>0.000730366</text:p>
          </table:table-cell>
          <table:table-cell office:value-type="float" office:value="0.00126816" calcext:value-type="float">
            <text:p>0.00126816</text:p>
          </table:table-cell>
          <table:table-cell office:value-type="float" office:value="0.00079602" calcext:value-type="float">
            <text:p>0.00079602</text:p>
          </table:table-cell>
          <table:table-cell office:value-type="float" office:value="0.000710367" calcext:value-type="float">
            <text:p>0.000710367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0.00261731" calcext:value-type="float">
            <text:p>0.00261731</text:p>
          </table:table-cell>
          <table:table-cell office:value-type="float" office:value="0.00130531" calcext:value-type="float">
            <text:p>0.00130531</text:p>
          </table:table-cell>
          <table:table-cell office:value-type="float" office:value="0.00169368" calcext:value-type="float">
            <text:p>0.00169368</text:p>
          </table:table-cell>
          <table:table-cell office:value-type="float" office:value="0.00148551" calcext:value-type="float">
            <text:p>0.00148551</text:p>
          </table:table-cell>
          <table:table-cell office:value-type="float" office:value="0.00332546" calcext:value-type="float">
            <text:p>0.00332546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float" office:value="120" calcext:value-type="float">
            <text:p>120</text:p>
          </table:table-cell>
          <table:table-cell office:value-type="float" office:value="0.000778537" calcext:value-type="float">
            <text:p>0.000778537</text:p>
          </table:table-cell>
          <table:table-cell office:value-type="float" office:value="0.00122543" calcext:value-type="float">
            <text:p>0.00122543</text:p>
          </table:table-cell>
          <table:table-cell office:value-type="float" office:value="0.000748947" calcext:value-type="float">
            <text:p>0.000748947</text:p>
          </table:table-cell>
          <table:table-cell office:value-type="float" office:value="0.00110447" calcext:value-type="float">
            <text:p>0.00110447</text:p>
          </table:table-cell>
          <table:table-cell office:value-type="float" office:value="0.00100523" calcext:value-type="float">
            <text:p>0.00100523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0.00209809" calcext:value-type="float">
            <text:p>0.00209809</text:p>
          </table:table-cell>
          <table:table-cell office:value-type="float" office:value="0.00162562" calcext:value-type="float">
            <text:p>0.00162562</text:p>
          </table:table-cell>
          <table:table-cell office:value-type="float" office:value="0.00163395" calcext:value-type="float">
            <text:p>0.00163395</text:p>
          </table:table-cell>
          <table:table-cell office:value-type="float" office:value="0.00164378" calcext:value-type="float">
            <text:p>0.00164378</text:p>
          </table:table-cell>
          <table:table-cell office:value-type="float" office:value="0.00541025" calcext:value-type="float">
            <text:p>0.00541025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float" office:value="125" calcext:value-type="float">
            <text:p>125</text:p>
          </table:table-cell>
          <table:table-cell office:value-type="float" office:value="0.000530682" calcext:value-type="float">
            <text:p>0.000530682</text:p>
          </table:table-cell>
          <table:table-cell office:value-type="float" office:value="0.000810475" calcext:value-type="float">
            <text:p>0.000810475</text:p>
          </table:table-cell>
          <table:table-cell office:value-type="float" office:value="0.000773458" calcext:value-type="float">
            <text:p>0.000773458</text:p>
          </table:table-cell>
          <table:table-cell office:value-type="float" office:value="0.000911231" calcext:value-type="float">
            <text:p>0.000911231</text:p>
          </table:table-cell>
          <table:table-cell office:value-type="float" office:value="0.00107536" calcext:value-type="float">
            <text:p>0.00107536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0.00218556" calcext:value-type="float">
            <text:p>0.00218556</text:p>
          </table:table-cell>
          <table:table-cell office:value-type="float" office:value="0.00172523" calcext:value-type="float">
            <text:p>0.00172523</text:p>
          </table:table-cell>
          <table:table-cell office:value-type="float" office:value="0.00336602" calcext:value-type="float">
            <text:p>0.00336602</text:p>
          </table:table-cell>
          <table:table-cell office:value-type="float" office:value="0.00176722" calcext:value-type="float">
            <text:p>0.00176722</text:p>
          </table:table-cell>
          <table:table-cell office:value-type="float" office:value="0.00169085" calcext:value-type="float">
            <text:p>0.00169085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float" office:value="130" calcext:value-type="float">
            <text:p>130</text:p>
          </table:table-cell>
          <table:table-cell office:value-type="float" office:value="0.00110988" calcext:value-type="float">
            <text:p>0.00110988</text:p>
          </table:table-cell>
          <table:table-cell office:value-type="float" office:value="0.000822594" calcext:value-type="float">
            <text:p>0.000822594</text:p>
          </table:table-cell>
          <table:table-cell office:value-type="float" office:value="0.000791105" calcext:value-type="float">
            <text:p>0.000791105</text:p>
          </table:table-cell>
          <table:table-cell office:value-type="float" office:value="0.00112575" calcext:value-type="float">
            <text:p>0.00112575</text:p>
          </table:table-cell>
          <table:table-cell office:value-type="float" office:value="0.000995887" calcext:value-type="float">
            <text:p>0.000995887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float" office:value="0.00179955" calcext:value-type="float">
            <text:p>0.00179955</text:p>
          </table:table-cell>
          <table:table-cell office:value-type="float" office:value="0.00298207" calcext:value-type="float">
            <text:p>0.00298207</text:p>
          </table:table-cell>
          <table:table-cell office:value-type="float" office:value="0.0018075" calcext:value-type="float">
            <text:p>0.0018075</text:p>
          </table:table-cell>
          <table:table-cell office:value-type="float" office:value="0.00117385" calcext:value-type="float">
            <text:p>0.00117385</text:p>
          </table:table-cell>
          <table:table-cell office:value-type="float" office:value="0.00161608" calcext:value-type="float">
            <text:p>0.00161608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float" office:value="135" calcext:value-type="float">
            <text:p>135</text:p>
          </table:table-cell>
          <table:table-cell office:value-type="float" office:value="0.000918556" calcext:value-type="float">
            <text:p>0.000918556</text:p>
          </table:table-cell>
          <table:table-cell office:value-type="float" office:value="0.000851799" calcext:value-type="float">
            <text:p>0.000851799</text:p>
          </table:table-cell>
          <table:table-cell office:value-type="float" office:value="0.000824455" calcext:value-type="float">
            <text:p>0.000824455</text:p>
          </table:table-cell>
          <table:table-cell office:value-type="float" office:value="0.000968157" calcext:value-type="float">
            <text:p>0.000968157</text:p>
          </table:table-cell>
          <table:table-cell office:value-type="float" office:value="0.000944347" calcext:value-type="float">
            <text:p>0.000944347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0.00158874" calcext:value-type="float">
            <text:p>0.00158874</text:p>
          </table:table-cell>
          <table:table-cell office:value-type="float" office:value="0.00189193" calcext:value-type="float">
            <text:p>0.00189193</text:p>
          </table:table-cell>
          <table:table-cell office:value-type="float" office:value="0.00145113" calcext:value-type="float">
            <text:p>0.00145113</text:p>
          </table:table-cell>
          <table:table-cell office:value-type="float" office:value="0.00137658" calcext:value-type="float">
            <text:p>0.00137658</text:p>
          </table:table-cell>
          <table:table-cell office:value-type="float" office:value="0.00193898" calcext:value-type="float">
            <text:p>0.00193898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float" office:value="140" calcext:value-type="float">
            <text:p>140</text:p>
          </table:table-cell>
          <table:table-cell office:value-type="float" office:value="0.00056539" calcext:value-type="float">
            <text:p>0.00056539</text:p>
          </table:table-cell>
          <table:table-cell office:value-type="float" office:value="0.000564699" calcext:value-type="float">
            <text:p>0.000564699</text:p>
          </table:table-cell>
          <table:table-cell office:value-type="float" office:value="0.00059573" calcext:value-type="float">
            <text:p>0.00059573</text:p>
          </table:table-cell>
          <table:table-cell office:value-type="float" office:value="0.00109379" calcext:value-type="float">
            <text:p>0.00109379</text:p>
          </table:table-cell>
          <table:table-cell office:value-type="float" office:value="0.00112693" calcext:value-type="float">
            <text:p>0.00112693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0.00198142" calcext:value-type="float">
            <text:p>0.00198142</text:p>
          </table:table-cell>
          <table:table-cell office:value-type="float" office:value="0.00198622" calcext:value-type="float">
            <text:p>0.00198622</text:p>
          </table:table-cell>
          <table:table-cell office:value-type="float" office:value="0.0014024" calcext:value-type="float">
            <text:p>0.0014024</text:p>
          </table:table-cell>
          <table:table-cell office:value-type="float" office:value="0.00191594" calcext:value-type="float">
            <text:p>0.00191594</text:p>
          </table:table-cell>
          <table:table-cell office:value-type="float" office:value="0.001219" calcext:value-type="float">
            <text:p>0.001219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float" office:value="145" calcext:value-type="float">
            <text:p>145</text:p>
          </table:table-cell>
          <table:table-cell office:value-type="float" office:value="0.000581872" calcext:value-type="float">
            <text:p>0.000581872</text:p>
          </table:table-cell>
          <table:table-cell office:value-type="float" office:value="0.000579916" calcext:value-type="float">
            <text:p>0.000579916</text:p>
          </table:table-cell>
          <table:table-cell office:value-type="float" office:value="0.000577181" calcext:value-type="float">
            <text:p>0.000577181</text:p>
          </table:table-cell>
          <table:table-cell office:value-type="float" office:value="0.000582224" calcext:value-type="float">
            <text:p>0.000582224</text:p>
          </table:table-cell>
          <table:table-cell office:value-type="float" office:value="0.000853049" calcext:value-type="float">
            <text:p>0.000853049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150" calcext:value-type="float">
            <text:p>150</text:p>
          </table:table-cell>
          <table:table-cell office:value-type="float" office:value="0.00059074" calcext:value-type="float">
            <text:p>0.00059074</text:p>
          </table:table-cell>
          <table:table-cell office:value-type="float" office:value="0.000909079" calcext:value-type="float">
            <text:p>0.000909079</text:p>
          </table:table-cell>
          <table:table-cell office:value-type="float" office:value="0.000589274" calcext:value-type="float">
            <text:p>0.000589274</text:p>
          </table:table-cell>
          <table:table-cell office:value-type="float" office:value="0.000590141" calcext:value-type="float">
            <text:p>0.000590141</text:p>
          </table:table-cell>
          <table:table-cell office:value-type="float" office:value="0.000589764" calcext:value-type="float">
            <text:p>0.000589764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155" calcext:value-type="float">
            <text:p>155</text:p>
          </table:table-cell>
          <table:table-cell office:value-type="float" office:value="0.000598041" calcext:value-type="float">
            <text:p>0.000598041</text:p>
          </table:table-cell>
          <table:table-cell office:value-type="float" office:value="0.000598088" calcext:value-type="float">
            <text:p>0.000598088</text:p>
          </table:table-cell>
          <table:table-cell office:value-type="float" office:value="0.000595597" calcext:value-type="float">
            <text:p>0.000595597</text:p>
          </table:table-cell>
          <table:table-cell office:value-type="float" office:value="0.000934943" calcext:value-type="float">
            <text:p>0.000934943</text:p>
          </table:table-cell>
          <table:table-cell office:value-type="float" office:value="0.000601853" calcext:value-type="float">
            <text:p>0.000601853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160" calcext:value-type="float">
            <text:p>160</text:p>
          </table:table-cell>
          <table:table-cell office:value-type="float" office:value="0.000590703" calcext:value-type="float">
            <text:p>0.000590703</text:p>
          </table:table-cell>
          <table:table-cell office:value-type="float" office:value="0.000884817" calcext:value-type="float">
            <text:p>0.000884817</text:p>
          </table:table-cell>
          <table:table-cell office:value-type="float" office:value="0.00106581" calcext:value-type="float">
            <text:p>0.00106581</text:p>
          </table:table-cell>
          <table:table-cell office:value-type="float" office:value="0.000942493" calcext:value-type="float">
            <text:p>0.000942493</text:p>
          </table:table-cell>
          <table:table-cell office:value-type="float" office:value="0.000607992" calcext:value-type="float">
            <text:p>0.000607992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165" calcext:value-type="float">
            <text:p>165</text:p>
          </table:table-cell>
          <table:table-cell office:value-type="float" office:value="0.000622472" calcext:value-type="float">
            <text:p>0.000622472</text:p>
          </table:table-cell>
          <table:table-cell office:value-type="float" office:value="0.000637467" calcext:value-type="float">
            <text:p>0.000637467</text:p>
          </table:table-cell>
          <table:table-cell office:value-type="float" office:value="0.000715018" calcext:value-type="float">
            <text:p>0.000715018</text:p>
          </table:table-cell>
          <table:table-cell office:value-type="float" office:value="0.000616671" calcext:value-type="float">
            <text:p>0.000616671</text:p>
          </table:table-cell>
          <table:table-cell office:value-type="float" office:value="0.000663343" calcext:value-type="float">
            <text:p>0.000663343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170" calcext:value-type="float">
            <text:p>170</text:p>
          </table:table-cell>
          <table:table-cell office:value-type="float" office:value="0.000605259" calcext:value-type="float">
            <text:p>0.000605259</text:p>
          </table:table-cell>
          <table:table-cell office:value-type="float" office:value="0.00061595" calcext:value-type="float">
            <text:p>0.00061595</text:p>
          </table:table-cell>
          <table:table-cell office:value-type="float" office:value="0.000671456" calcext:value-type="float">
            <text:p>0.000671456</text:p>
          </table:table-cell>
          <table:table-cell office:value-type="float" office:value="0.000993375" calcext:value-type="float">
            <text:p>0.000993375</text:p>
          </table:table-cell>
          <table:table-cell office:value-type="float" office:value="0.00104039" calcext:value-type="float">
            <text:p>0.00104039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175" calcext:value-type="float">
            <text:p>175</text:p>
          </table:table-cell>
          <table:table-cell office:value-type="float" office:value="0.000616224" calcext:value-type="float">
            <text:p>0.000616224</text:p>
          </table:table-cell>
          <table:table-cell office:value-type="float" office:value="0.000632983" calcext:value-type="float">
            <text:p>0.000632983</text:p>
          </table:table-cell>
          <table:table-cell office:value-type="float" office:value="0.000627725" calcext:value-type="float">
            <text:p>0.000627725</text:p>
          </table:table-cell>
          <table:table-cell office:value-type="float" office:value="0.000641345" calcext:value-type="float">
            <text:p>0.000641345</text:p>
          </table:table-cell>
          <table:table-cell office:value-type="float" office:value="0.000657773" calcext:value-type="float">
            <text:p>0.000657773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180" calcext:value-type="float">
            <text:p>180</text:p>
          </table:table-cell>
          <table:table-cell office:value-type="float" office:value="0.000617622" calcext:value-type="float">
            <text:p>0.000617622</text:p>
          </table:table-cell>
          <table:table-cell office:value-type="float" office:value="0.000810366" calcext:value-type="float">
            <text:p>0.000810366</text:p>
          </table:table-cell>
          <table:table-cell office:value-type="float" office:value="0.000623058" calcext:value-type="float">
            <text:p>0.000623058</text:p>
          </table:table-cell>
          <table:table-cell office:value-type="float" office:value="0.000637851" calcext:value-type="float">
            <text:p>0.000637851</text:p>
          </table:table-cell>
          <table:table-cell office:value-type="float" office:value="0.000658494" calcext:value-type="float">
            <text:p>0.000658494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185" calcext:value-type="float">
            <text:p>185</text:p>
          </table:table-cell>
          <table:table-cell office:value-type="float" office:value="0.000654004" calcext:value-type="float">
            <text:p>0.000654004</text:p>
          </table:table-cell>
          <table:table-cell office:value-type="float" office:value="0.000869752" calcext:value-type="float">
            <text:p>0.000869752</text:p>
          </table:table-cell>
          <table:table-cell office:value-type="float" office:value="0.000632774" calcext:value-type="float">
            <text:p>0.000632774</text:p>
          </table:table-cell>
          <table:table-cell office:value-type="float" office:value="0.000642344" calcext:value-type="float">
            <text:p>0.000642344</text:p>
          </table:table-cell>
          <table:table-cell office:value-type="float" office:value="0.000640061" calcext:value-type="float">
            <text:p>0.000640061</text:p>
          </table:table-cell>
          <table:table-cell table:number-columns-repeated="11"/>
        </table:table-row>
      </table:table>
      <table:named-expressions/>
      <table:database-ranges>
        <table:database-range table:name="__Anonymous_Sheet_DB__0" table:target-range-address="Sheet1.O40:Sheet1.T6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7T01:36:11.669185468</meta:creation-date>
    <dc:date>2015-06-17T02:45:59.977413422</dc:date>
    <meta:editing-duration>PT8M47S</meta:editing-duration>
    <meta:editing-cycles>1</meta:editing-cycles>
    <meta:document-statistic meta:table-count="1" meta:cell-count="894" meta:object-count="0"/>
    <meta:generator>LibreOffice/4.2.8.2$Linux_X86_64 LibreOffice_project/420m0$Build-2</meta:generator>
  </office:meta>
</office:document-meta>
</file>